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340000005953D24DC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6.6361in" table:align="center" style:writing-mode="lr-tb"/>
    </style:style>
    <style:style style:name="Table4.A" style:family="table-column">
      <style:table-column-properties style:column-width="1.6236in"/>
    </style:style>
    <style:style style:name="Table4.B" style:family="table-column">
      <style:table-column-properties style:column-width="0.7875in"/>
    </style:style>
    <style:style style:name="Table4.C" style:family="table-column">
      <style:table-column-properties style:column-width="0.9035in"/>
    </style:style>
    <style:style style:name="Table4.D" style:family="table-column">
      <style:table-column-properties style:column-width="3.321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7" style:family="table-row">
      <style:table-row-properties fo:keep-together="always"/>
    </style:style>
    <style:style style:name="Table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6361in" table:align="center" style:writing-mode="lr-tb"/>
    </style:style>
    <style:style style:name="Table3.A" style:family="table-column">
      <style:table-column-properties style:column-width="1.6236in"/>
    </style:style>
    <style:style style:name="Table3.B" style:family="table-column">
      <style:table-column-properties style:column-width="0.7875in"/>
    </style:style>
    <style:style style:name="Table3.C" style:family="table-column">
      <style:table-column-properties style:column-width="0.9035in"/>
    </style:style>
    <style:style style:name="Table3.D" style:family="table-column">
      <style:table-column-properties style:column-width="3.321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" style:family="table">
      <style:table-properties style:width="6.6361in" table:align="center" style:writing-mode="lr-tb"/>
    </style:style>
    <style:style style:name="Table8.A" style:family="table-column">
      <style:table-column-properties style:column-width="1.6236in"/>
    </style:style>
    <style:style style:name="Table8.B" style:family="table-column">
      <style:table-column-properties style:column-width="0.7875in"/>
    </style:style>
    <style:style style:name="Table8.C" style:family="table-column">
      <style:table-column-properties style:column-width="0.9035in"/>
    </style:style>
    <style:style style:name="Table8.D" style:family="table-column">
      <style:table-column-properties style:column-width="3.321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7" style:family="table-row">
      <style:table-row-properties fo:keep-together="always"/>
    </style:style>
    <style:style style:name="Table8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8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8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8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" style:family="table">
      <style:table-properties style:width="6.6361in" table:align="center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7875in"/>
    </style:style>
    <style:style style:name="Table1.C" style:family="table-column">
      <style:table-column-properties style:column-width="0.9035in"/>
    </style:style>
    <style:style style:name="Table1.D" style:family="table-column">
      <style:table-column-properties style:column-width="3.3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1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1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1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6361in" table:align="center" style:writing-mode="lr-tb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0.9035in"/>
    </style:style>
    <style:style style:name="Table2.D" style:family="table-column">
      <style:table-column-properties style:column-width="3.32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7" style:family="table-row">
      <style:table-row-properties fo:keep-together="always"/>
    </style:style>
    <style:style style:name="Table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6361in" table:align="center" style:writing-mode="lr-tb"/>
    </style:style>
    <style:style style:name="Table6.A" style:family="table-column">
      <style:table-column-properties style:column-width="1.6236in"/>
    </style:style>
    <style:style style:name="Table6.B" style:family="table-column">
      <style:table-column-properties style:column-width="0.7875in"/>
    </style:style>
    <style:style style:name="Table6.C" style:family="table-column">
      <style:table-column-properties style:column-width="0.9035in"/>
    </style:style>
    <style:style style:name="Table6.D" style:family="table-column">
      <style:table-column-properties style:column-width="3.321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7" style:family="table-row">
      <style:table-row-properties fo:keep-together="always"/>
    </style:style>
    <style:style style:name="Table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6.6361in" table:align="center" style:writing-mode="lr-tb"/>
    </style:style>
    <style:style style:name="Table7.A" style:family="table-column">
      <style:table-column-properties style:column-width="1.6236in"/>
    </style:style>
    <style:style style:name="Table7.B" style:family="table-column">
      <style:table-column-properties style:column-width="0.7875in"/>
    </style:style>
    <style:style style:name="Table7.C" style:family="table-column">
      <style:table-column-properties style:column-width="0.9035in"/>
    </style:style>
    <style:style style:name="Table7.D" style:family="table-column">
      <style:table-column-properties style:column-width="3.32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7" style:family="table-row">
      <style:table-row-properties fo:keep-together="always"/>
    </style:style>
    <style:style style:name="Table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6361in" table:align="center" style:writing-mode="lr-tb"/>
    </style:style>
    <style:style style:name="Table5.A" style:family="table-column">
      <style:table-column-properties style:column-width="1.6236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0.9035in"/>
    </style:style>
    <style:style style:name="Table5.D" style:family="table-column">
      <style:table-column-properties style:column-width="3.321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7" style:family="table-row">
      <style:table-row-properties fo:keep-together="always"/>
    </style:style>
    <style:style style:name="Table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1.4729in"/>
    </style:style>
    <style:style style:name="Tableau8.B" style:family="table-column">
      <style:table-column-properties style:column-width="2.7042in"/>
    </style:style>
    <style:style style:name="Tableau8.C" style:family="table-column">
      <style:table-column-properties style:column-width="2.459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.A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1.4729in"/>
    </style:style>
    <style:style style:name="Tableau9.B" style:family="table-column">
      <style:table-column-properties style:column-width="2.5819in"/>
    </style:style>
    <style:style style:name="Tableau9.C" style:family="table-column">
      <style:table-column-properties style:column-width="2.5813in"/>
    </style:style>
    <style:style style:name="Tableau9.1" style:family="table-row">
      <style:table-row-properties style:min-row-height="0.1667in"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C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fo:color="#000000" fo:font-style="italic" style:font-style-asian="italic" style:font-style-complex="italic"/>
    </style:style>
    <style:style style:name="P8" style:family="paragraph" style:parent-style-name="Recommandation">
      <style:paragraph-properties fo:margin-left="0in" fo:margin-right="0in" fo:text-indent="0in" style:auto-text-indent="false"/>
    </style:style>
    <style:style style:name="P9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0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1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2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3" style:family="paragraph" style:parent-style-name="Recommandation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4" style:family="paragraph" style:parent-style-name="Recommandation">
      <style:paragraph-properties fo:margin-left="0in" fo:margin-right="0in" fo:text-indent="0in" style:auto-text-indent="false"/>
      <style:text-properties fo:color="#000000" fo:font-style="italic" style:font-style-asian="italic" style:font-style-complex="italic"/>
    </style:style>
    <style:style style:name="P1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style:use-window-font-color="true" style:text-line-through-style="none"/>
    </style:style>
    <style:style style:name="P16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17" style:family="paragraph" style:parent-style-name="Recommandation">
      <style:paragraph-properties fo:margin-left="0.2957in" fo:margin-right="0in" fo:text-indent="0in" style:auto-text-indent="false"/>
    </style:style>
    <style:style style:name="P18" style:family="paragraph" style:parent-style-name="Recommandation">
      <style:paragraph-properties fo:margin-left="0.2957in" fo:margin-right="0in" fo:text-indent="0.2957in" style:auto-text-indent="false"/>
    </style:style>
    <style:style style:name="P19" style:family="paragraph" style:parent-style-name="Heading_20_2">
      <style:paragraph-properties fo:margin-top="0.25in" fo:margin-bottom="0in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0" style:family="paragraph" style:parent-style-name="flux">
      <style:paragraph-properties style:snap-to-layout-grid="false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25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6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27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2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3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center" style:justify-single-word="false" style:snap-to-layout-grid="false"/>
      <style:text-properties fo:font-weight="normal" style:font-weight-asian="normal" style:font-weight-complex="normal"/>
    </style:style>
    <style:style style:name="P36" style:family="paragraph" style:parent-style-name="Text_20_body">
      <style:text-properties style:font-name="Arial"/>
    </style:style>
    <style:style style:name="P37" style:family="paragraph" style:parent-style-name="Text_20_body">
      <style:text-properties style:font-name="Arial" style:font-name-asian="LMRoman10-Regular-Identity-H" style:font-name-complex="LMRoman10-Regular-Identity-H"/>
    </style:style>
    <style:style style:name="P38" style:family="paragraph" style:parent-style-name="Text_20_body">
      <style:paragraph-properties fo:margin-left="0.4917in" fo:margin-right="0in" fo:text-indent="0in" style:auto-text-indent="false"/>
    </style:style>
    <style:style style:name="P39" style:family="paragraph" style:parent-style-name="Recommandation">
      <style:paragraph-properties fo:margin-left="0.1972in" fo:margin-right="0in" fo:text-indent="0in" style:auto-text-indent="false"/>
    </style:style>
    <style:style style:name="P40" style:family="paragraph" style:parent-style-name="Standard" style:list-style-name="WW8Num4"/>
    <style:style style:name="P41" style:family="paragraph" style:parent-style-name="Text_20_body" style:list-style-name="WW8Num4"/>
    <style:style style:name="P42" style:family="paragraph" style:parent-style-name="Text_20_body" style:list-style-name="WW8Num4">
      <style:text-properties style:font-name="LMRoman10-Regular-Identity-H"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3" style:family="paragraph" style:parent-style-name="Text_20_body">
      <style:paragraph-properties fo:margin-left="0.4917in" fo:margin-right="0in" fo:text-indent="0in" style:auto-text-indent="false"/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P44" style:family="paragraph" style:parent-style-name="Heading_20_2" style:master-page-name="Standard">
      <style:paragraph-properties fo:margin-top="0.25in" fo:margin-bottom="0in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45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6" style:family="paragraph" style:parent-style-name="Style1" style:list-style-name="WW8Num4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7" style:family="paragraph" style:parent-style-name="Style1" style:list-style-name="">
      <style:paragraph-properties fo:text-align="center" style:justify-single-word="false"/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48" style:family="paragraph" style:parent-style-name="Style1">
      <style:text-properties fo:color="#ffffff" fo:font-weight="bold" style:font-weight-asian="bold" style:font-weight-complex="bold"/>
    </style:style>
    <style:style style:name="P49" style:family="paragraph" style:parent-style-name="Style1" style:list-style-name="WW8Num4">
      <style:text-properties fo:color="#ffffff" fo:font-weight="bold" style:font-weight-asian="bold" style:font-weight-complex="bold"/>
    </style:style>
    <style:style style:name="P50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51" style:family="paragraph" style:parent-style-name="Style1" style:list-style-name="WW8Num4">
      <style:text-properties fo:font-style="italic" fo:font-weight="bold" style:font-style-asian="italic" style:font-weight-asian="bold" style:font-style-complex="italic" style:font-weight-complex="bold"/>
    </style:style>
    <style:style style:name="P52" style:family="paragraph" style:parent-style-name="Style1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54" style:family="paragraph" style:parent-style-name="Style1" style:list-style-name="WW8Num4">
      <style:paragraph-properties style:snap-to-layout-grid="false"/>
      <style:text-properties fo:font-style="italic" style:font-style-asian="italic" style:font-style-complex="italic"/>
    </style:style>
    <style:style style:name="P55" style:family="paragraph" style:parent-style-name="Style1">
      <style:paragraph-properties style:snap-to-layout-grid="false"/>
    </style:style>
    <style:style style:name="P56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57" style:family="paragraph" style:parent-style-name="Style1" style:list-style-name="WW8Num4">
      <style:paragraph-properties style:snap-to-layout-grid="false"/>
      <style:text-properties fo:font-style="normal" style:font-style-asian="normal" style:font-style-complex="normal"/>
    </style:style>
    <style:style style:name="P58" style:family="paragraph" style:parent-style-name="Style1">
      <style:text-properties fo:font-weight="bold" style:font-weight-asian="bold" style:font-weight-complex="bold"/>
    </style:style>
    <style:style style:name="P59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60" style:family="paragraph" style:parent-style-name="Style1" style:list-style-name="WW8Num4">
      <style:paragraph-properties fo:text-align="center" style:justify-single-word="false"/>
      <style:text-properties fo:font-weight="bold" style:font-weight-asian="bold" style:font-weight-complex="bold"/>
    </style:style>
    <style:style style:name="P61" style:family="paragraph" style:parent-style-name="Style1" style:list-style-name="WW8Num4">
      <style:text-properties fo:font-weight="bold" style:font-weight-asian="bold" style:font-weight-complex="bold"/>
    </style:style>
    <style:style style:name="P62" style:family="paragraph" style:parent-style-name="Style1" style:list-style-name="WW8Num4"/>
    <style:style style:name="P63" style:family="paragraph" style:parent-style-name="Style1" style:list-style-name="WW8Num4">
      <style:paragraph-properties style:snap-to-layout-grid="false"/>
    </style:style>
    <style:style style:name="P64" style:family="paragraph" style:parent-style-name="Style1">
      <style:paragraph-properties fo:text-align="start" style:justify-single-word="false" style:snap-to-layout-grid="false"/>
    </style:style>
    <style:style style:name="P65" style:family="paragraph" style:parent-style-name="Style1">
      <style:paragraph-properties fo:text-align="end" style:justify-single-word="false" style:snap-to-layout-grid="false"/>
    </style:style>
    <style:style style:name="P66" style:family="paragraph" style:parent-style-name="Chapitre1" style:list-style-name="WW8Num4">
      <style:paragraph-properties fo:break-before="page"/>
    </style:style>
    <style:style style:name="P67" style:family="paragraph" style:parent-style-name="Chapitre1">
      <style:paragraph-properties fo:margin-left="0.3945in" fo:margin-right="0in" fo:text-indent="-0.1972in" style:auto-text-indent="false"/>
    </style:style>
    <style:style style:name="P68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69" style:family="paragraph" style:parent-style-name="Chapitre2" style:list-style-name="WW8Num4"/>
    <style:style style:name="P70" style:family="paragraph" style:parent-style-name="Chapitre2">
      <style:paragraph-properties fo:margin-left="0.689in" fo:margin-right="0in" fo:text-indent="0in" style:auto-text-indent="false"/>
    </style:style>
    <style:style style:name="P71" style:family="paragraph" style:parent-style-name="Chapitre2" style:list-style-name="WW8Num4">
      <style:paragraph-properties fo:margin-left="0.689in" fo:margin-right="0in" fo:text-indent="0in" style:auto-text-indent="false"/>
    </style:style>
    <style:style style:name="P72" style:family="paragraph" style:parent-style-name="Chapitre2" style:list-style-name="WW8Num4">
      <style:paragraph-properties fo:margin-left="0in" fo:margin-right="0in" fo:text-indent="0in" style:auto-text-indent="false"/>
    </style:style>
    <style:style style:name="P73" style:family="paragraph" style:parent-style-name="Chapitre2" style:list-style-name="WW8Num4">
      <style:paragraph-properties fo:break-before="page"/>
    </style:style>
    <style:style style:name="P74" style:family="paragraph" style:parent-style-name="flux" style:list-style-name="WW8Num4"/>
    <style:style style:name="P75" style:family="paragraph" style:parent-style-name="flux" style:list-style-name="WW8Num4">
      <style:paragraph-properties style:snap-to-layout-grid="false"/>
    </style:style>
    <style:style style:name="P76" style:family="paragraph" style:parent-style-name="flux">
      <style:paragraph-properties style:snap-to-layout-grid="false"/>
    </style:style>
    <style:style style:name="P77" style:family="paragraph" style:parent-style-name="flux" style:list-style-name="L1"/>
    <style:style style:name="P78" style:family="paragraph" style:parent-style-name="flux" style:list-style-name="L2">
      <style:paragraph-properties style:snap-to-layout-grid="false"/>
    </style:style>
    <style:style style:name="P79" style:family="paragraph" style:parent-style-name="flux" style:list-style-name="L1">
      <style:paragraph-properties fo:margin-left="0in" fo:margin-right="0in" fo:text-indent="0in" style:auto-text-indent="false"/>
    </style:style>
    <style:style style:name="P80" style:family="paragraph" style:parent-style-name="flux">
      <style:paragraph-properties fo:margin-left="0in" fo:margin-right="0in" fo:text-indent="0in" style:auto-text-indent="false" style:snap-to-layout-grid="false"/>
    </style:style>
    <style:style style:name="P81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fo:font-weight="bold" style:font-name-asian="LMRoman10-Bold-Identity-H" style:font-size-asian="11pt" style:font-weight-asian="bold" style:font-name-complex="LMRoman10-Bold-Identity-H" style:font-size-complex="11pt" style:font-weight-complex="bold"/>
    </style:style>
    <style:style style:name="T12" style:family="text">
      <style:text-properties fo:font-size="11pt" fo:font-weight="bold" style:font-name-asian="LMRoman10-Regular-Identity-H" style:font-size-asian="11pt" style:font-weight-asian="bold" style:font-name-complex="LMRoman10-Regular-Identity-H" style:font-size-complex="11pt" style:font-weight-complex="bold"/>
    </style:style>
    <style:style style:name="T13" style:family="text">
      <style:text-properties fo:font-size="11pt" style:font-name-asian="LMRoman10-Regular-Identity-H" style:font-size-asian="11pt" style:font-name-complex="LMRoman10-Regular-Identity-H" style:font-size-complex="11pt"/>
    </style:style>
    <style:style style:name="T14" style:family="text">
      <style:text-properties style:font-name-asian="LMRomanCaps10-Regular-Identity-H" style:font-name-complex="LMRomanCaps10-Regular-Identity-H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9"/>
      <text:p text:style-name="P19"/>
      <text:p text:style-name="P19"/>
      <text:p text:style-name="P19"/>
      <text:p text:style-name="P19">SPECIFICATION TECHNIQUE DE BESOIN</text:p>
      <text:p text:style-name="P22"/>
      <text:p text:style-name="P23"/>
      <text:p text:style-name="P23"/>
      <text:p text:style-name="P23"/>
      <text:p text:style-name="P23"/>
      <text:p text:style-name="P25"/>
      <text:p text:style-name="P28"/>
      <text:p text:style-name="P26"><text:span text:style-name="T4">Version :<text:tab/><text:tab/></text:span><text:span text:style-name="T9">0.9</text:span></text:p>
      <text:p text:style-name="P28"/>
      <text:p text:style-name="P26"><text:span text:style-name="T4">Date :<text:tab/><text:tab/><text:tab/></text:span><text:span text:style-name="T9">10/01/2013</text:span></text:p>
      <text:p text:style-name="P30"/>
      <text:p text:style-name="P26"><text:span text:style-name="T4">Rédigé par :</text:span><text:span text:style-name="T5"><text:tab/><text:tab/></text:span><text:span text:style-name="T5">Giovanni Huet, Romain Pignard</text:span></text:p>
      <text:p text:style-name="P29"/>
      <text:p text:style-name="P26"><text:span text:style-name="T4">Relu par :</text:span><text:span text:style-name="T5"><text:tab/><text:tab/></text:span><text:span text:style-name="T8">&lt; nom des membres du projet ayant relu le document&gt;</text:span></text:p>
      <text:p text:style-name="P28"/>
      <text:p text:style-name="P26"><text:span text:style-name="T4">Approuvé par :<text:tab/></text:span><text:span text:style-name="T8">&lt; nom de l’enseignant responsable du suivi&gt;</text:span></text:p>
      <text:p text:style-name="P28"/>
      <text:p text:style-name="P27"><text:span text:style-name="T6"><text:s text:c="25"/></text:span><text:span text:style-name="T3">Signature :</text:span><text:span text:style-name="T7"><text:tab/>&lt;signature de l’enseignant&gt;</text:span></text:p>
      <text:p text:style-name="P31"/>
      <text:p text:style-name="P31"/>
      <text:p text:style-name="P31"/>
      <text:p text:style-name="P31"/>
      <text:p text:style-name="P23"/>
      <text:p text:style-name="P24"/>
      <text:p text:style-name="P24"/>
      <text:p text:style-name="P24"/>
      <text:p text:style-name="P24"/>
      <text:p text:style-name="P24"/>
      <text:p text:style-name="P6"/>
      <text:p text:style-name="P21"/>
      <text:p text:style-name="P21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3">Version</text:p>
          </table:table-cell>
          <table:table-cell table:style-name="Tableau1.A1" office:value-type="string">
            <text:p text:style-name="P33">Date</text:p>
          </table:table-cell>
          <table:table-cell table:style-name="Tableau1.C1" office:value-type="string">
            <text:p text:style-name="P33">Modifications réalisées</text:p>
          </table:table-cell>
        </table:table-row>
        <table:table-row table:style-name="Tableau1.1">
          <table:table-cell table:style-name="Tableau1.A1" office:value-type="string">
            <text:p text:style-name="P32">0.1</text:p>
          </table:table-cell>
          <table:table-cell table:style-name="Tableau1.A1" office:value-type="string">
            <text:p text:style-name="P32">26/11/12</text:p>
          </table:table-cell>
          <table:table-cell table:style-name="Tableau1.C1" office:value-type="string">
            <text:p text:style-name="P32">Création</text:p>
          </table:table-cell>
        </table:table-row>
        <table:table-row table:style-name="Tableau1.1">
          <table:table-cell table:style-name="Tableau1.A1" office:value-type="string">
            <text:p text:style-name="P35">0.9</text:p>
          </table:table-cell>
          <table:table-cell table:style-name="Tableau1.A1" office:value-type="string">
            <text:p text:style-name="P35">02/01/13</text:p>
          </table:table-cell>
          <table:table-cell table:style-name="Tableau1.C1" office:value-type="string">
            <text:p text:style-name="P35">Ajout des cas d'utilisation</text:p>
          </table:table-cell>
        </table:table-row>
        <table:table-row table:style-name="Tableau1.1"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  <table:table-cell table:style-name="Tableau1.C1" office:value-type="string">
            <text:p text:style-name="P34"/>
          </table:table-cell>
        </table:table-row>
        <table:table-row table:style-name="Tableau1.1"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34"/>
          </table:table-cell>
          <table:table-cell table:style-name="Tableau1.C1" office:value-type="string">
            <text:p text:style-name="P34"/>
          </table:table-cell>
        </table:table-row>
      </table:table>
      <text:p text:style-name="Standard"/>
      <text:list xml:id="list121964333" text:style-name="WW8Num4">
        <text:list-item>
          <text:h text:style-name="P66" text:outline-level="1">Objet :</text:h>
          <text:p text:style-name="P41"/>
        </text:list-item>
      </text:list>
      <text:p text:style-name="P36">Ce projet propose la mise en place de solutions cryptographiques pour sécuriser les données</text:p>
      <text:p text:style-name="P36">qu’un utilisateur place sur un réseau social au moyen d’authentifications fortes.</text:p>
      <text:p text:style-name="P36">Il s’agirait donc ici de développer une extension pour le logiciel Mozilla Firefox permettant à l’utilisateur</text:p>
      <text:p text:style-name="P36">de gérer le chiffrement de ses données sur le réseau social Facebook. Cette extension utilisera</text:p>
      <text:p text:style-name="P36">une application Java pour assurer les traitements lourds. Pour gérer l’authentification forte, cette</text:p>
      <text:p text:style-name="P36">application dialoguerait avec une carte à puce qui contiendrait les données sensibles de l’utilisateur</text:p>
      <text:p text:style-name="P36">(login/mot de passe), clef privée, ...</text:p>
      <text:p text:style-name="P36">Le dialogue avec cette carte à puce se fera par l’intermédiaire d’un client Java.</text:p>
      <text:p text:style-name="P36">Ce projet est une fusion de deux projets :</text:p>
      <text:p text:style-name="P36">– Étude et mise en oeuvre de solutions d’authentifications et de signatures par cartes à puce,</text:p>
      <text:p text:style-name="P36">proposé par Magali <text:span text:style-name="T14">Bardet </text:span>;</text:p>
      <text:p text:style-name="P36">– Solutions cryptographiques pour les réseaux sociaux, proposé par Ayoub <text:span text:style-name="T14">Otmani </text:span>;</text:p>
      <text:p text:style-name="P36">Étant un projet universitaire, ce travail a pour but de nous apprendre à gérer un projet, de sa partie</text:p>
      <text:p text:style-name="P36">analyse jusqu’à sa complète réalisation. Pour cette même raison, le projet devra être impérativement</text:p>
      <text:p text:style-name="P37">terminé avant le 04 mars 2013.</text:p>
      <text:p text:style-name="Standard"/>
      <text:p text:style-name="Standard"/>
      <text:list xml:id="list1396302305" text:continue-numbering="true" text:style-name="WW8Num4">
        <text:list-item>
          <text:h text:style-name="P68" text:outline-level="1">Documents applicables et de référence</text:h>
        </text:list-item>
      </text:list>
      <text:p text:style-name="P39"/>
      <text:p text:style-name="Text_20_body"><text:s/>Intitulé des sujets du projet ;</text:p>
      <text:list xml:id="list1283691274" text:continue-numbering="true" text:style-name="WW8Num4">
        <text:list-item>
          <text:h text:style-name="P68" text:outline-level="1">Terminologie et sigles utilisés</text:h>
          <text:p text:style-name="P42"/>
        </text:list-item>
      </text:list>
      <text:p text:style-name="P38"><text:span text:style-name="T10">CdR : </text:span><text:span text:style-name="T13">Cahier de Recettes ;</text:span></text:p>
      <text:p text:style-name="P38"><text:span text:style-name="T12">AdR</text:span><text:span text:style-name="T13"> : Analyse des Risques</text:span></text:p>
      <text:p text:style-name="P38"><text:span text:style-name="T10">DAL : </text:span><text:span text:style-name="T13">Document d’Architecture Logicielle ;</text:span></text:p>
      <text:p text:style-name="P38"><text:span text:style-name="T10">PdD : </text:span><text:span text:style-name="T13">Plan de développement ;</text:span></text:p>
      <text:p text:style-name="P38"><text:span text:style-name="T10">STB : </text:span><text:span text:style-name="T13">Spécification Technique de Besoins ;</text:span></text:p>
      <text:p text:style-name="P38"><text:span text:style-name="T10">SC : </text:span><text:span text:style-name="T13">SmartCards, relatif au sous-projet sur les cartes à puce ;</text:span></text:p>
      <text:p text:style-name="P38"><text:span text:style-name="T10">SSN : </text:span><text:span text:style-name="T13">Secure Social Network, relatif au sous-projet sur la sécurisation d’un réseau social</text:span></text:p>
      <text:p text:style-name="P38"><text:span text:style-name="T10">IHM : </text:span><text:span text:style-name="T13">Interface homme-machine, (interface graphique) ;</text:span></text:p>
      <text:p text:style-name="P38"><text:span text:style-name="T10">SoftCard : </text:span><text:span text:style-name="T13">application qui assure un passerelle entre le lecteur de carte et l’ordinateur ;</text:span></text:p>
      <text:p text:style-name="P38"><text:span text:style-name="T11">Extension : </text:span><text:span text:style-name="T13">programme incorporé dans le navigateur.</text:span></text:p>
      <text:p text:style-name="P43">BP : <text:span text:style-name="T15">Browser Proxy ; application faisant l'intermédiaire entre le réseau social et le navigateur</text:span></text:p>
      <text:list xml:id="list121338651" text:continue-numbering="true" text:style-name="WW8Num4">
        <text:list-item>
          <text:h text:style-name="P68" text:outline-level="1">Exigences fonctionnelles</text:h>
          <text:list>
            <text:list-item>
              <text:h text:style-name="P69" text:outline-level="2">Présentation de la mission du produit logiciel</text:h>
            </text:list-item>
          </text:list>
        </text:list-item>
      </text:list>
      <text:p text:style-name="P8"><text:soft-page-break/></text:p>
      <text:p text:style-name="Recommandation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>Id</text:p>
          </table:table-cell>
          <table:table-cell table:style-name="Tableau2.A1" office:value-type="string">
            <text:p text:style-name="P11">Intitulé</text:p>
          </table:table-cell>
          <table:table-cell table:style-name="Tableau2.A1" office:value-type="string">
            <text:p text:style-name="P11">Acteur(s)</text:p>
          </table:table-cell>
          <table:table-cell table:style-name="Tableau2.D1" office:value-type="string">
            <text:p text:style-name="P11">Priorité</text:p>
          </table:table-cell>
        </table:table-row>
        <table:table-row table:style-name="Tableau2.1">
          <table:table-cell table:style-name="Tableau2.A1" office:value-type="string">
            <text:p text:style-name="P9">1</text:p>
          </table:table-cell>
          <table:table-cell table:style-name="Tableau2.A1" office:value-type="string">
            <text:p text:style-name="P14">Attribution d'une nouvelle carte à un utilisateur.</text:p>
            <text:p text:style-name="P7"/>
          </table:table-cell>
          <table:table-cell table:style-name="Tableau2.A1" office:value-type="string">
            <text:p text:style-name="P14">Administrateur, Utilisateur</text:p>
          </table:table-cell>
          <table:table-cell table:style-name="Tableau2.D1" office:value-type="string">
            <text:p text:style-name="P14">Indispensable</text:p>
          </table:table-cell>
        </table:table-row>
        <table:table-row table:style-name="Tableau2.1">
          <table:table-cell table:style-name="Tableau2.A1" office:value-type="string">
            <text:p text:style-name="P9">2</text:p>
          </table:table-cell>
          <table:table-cell table:style-name="Tableau2.A1" office:value-type="string">
            <text:p text:style-name="P9">Authentification d'un utilisateur.</text:p>
          </table:table-cell>
          <table:table-cell table:style-name="Tableau2.A1" office:value-type="string">
            <text:p text:style-name="P9">Utilisateur</text:p>
          </table:table-cell>
          <table:table-cell table:style-name="Tableau2.D1" office:value-type="string">
            <text:p text:style-name="P9">Indispensable</text:p>
          </table:table-cell>
        </table:table-row>
        <table:table-row table:style-name="Tableau2.1">
          <table:table-cell table:style-name="Tableau2.A1" office:value-type="string">
            <text:p text:style-name="P9">3</text:p>
          </table:table-cell>
          <table:table-cell table:style-name="Tableau2.A1" office:value-type="string">
            <text:p text:style-name="P9">Signature d'un document.</text:p>
          </table:table-cell>
          <table:table-cell table:style-name="Tableau2.A1" office:value-type="string">
            <text:p text:style-name="P9">Utilisateur</text:p>
          </table:table-cell>
          <table:table-cell table:style-name="Tableau2.D1" office:value-type="string">
            <text:p text:style-name="P9">Indispensable</text:p>
          </table:table-cell>
        </table:table-row>
        <table:table-row table:style-name="Tableau2.1">
          <table:table-cell table:style-name="Tableau2.A1" office:value-type="string">
            <text:p text:style-name="P10">4</text:p>
          </table:table-cell>
          <table:table-cell table:style-name="Tableau2.A1" office:value-type="string">
            <text:p text:style-name="P13">Administration des cartes. <text:line-break/></text:p>
          </table:table-cell>
          <table:table-cell table:style-name="Tableau2.A1" office:value-type="string">
            <text:p text:style-name="P10">Manager</text:p>
          </table:table-cell>
          <table:table-cell table:style-name="Tableau2.D1" office:value-type="string">
            <text:p text:style-name="P15">Secondaire</text:p>
          </table:table-cell>
        </table:table-row>
        <table:table-row table:style-name="Tableau2.1">
          <table:table-cell table:style-name="Tableau2.A1" office:value-type="string">
            <text:p text:style-name="P12">5</text:p>
          </table:table-cell>
          <table:table-cell table:style-name="Tableau2.A1" office:value-type="string">
            <text:p text:style-name="P10">Visualisation du journal d'accès</text:p>
          </table:table-cell>
          <table:table-cell table:style-name="Tableau2.A1" office:value-type="string">
            <text:p text:style-name="P10">Manager</text:p>
          </table:table-cell>
          <table:table-cell table:style-name="Tableau2.D1" office:value-type="string">
            <text:p text:style-name="P10">Optionnel</text:p>
          </table:table-cell>
        </table:table-row>
      </table:table>
      <text:p text:style-name="P16"/>
      <text:p text:style-name="P16"/>
      <text:p text:style-name="Recommandation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list xml:id="list2096957331" text:style-name="WW8Num5">
              <text:list-header>
                <text:p text:style-name="P45">Nom : C0</text:p>
              </text:list-header>
            </text:list>
          </table:table-cell>
          <table:covered-table-cell/>
          <table:table-cell table:style-name="Table4.C1" table:number-columns-spanned="2" office:value-type="string">
            <text:list xml:id="list361909838" text:continue-numbering="true" text:style-name="WW8Num5">
              <text:list-header>
                <text:p text:style-name="P48">Génération de nombres aléatoires</text:p>
              </text:list-header>
            </text:list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list xml:id="list1344445707" text:continue-numbering="true" text:style-name="WW8Num5">
              <text:list-header>
                <text:p text:style-name="P50">Acteurs concernés  </text:p>
              </text:list-header>
            </text:list>
          </table:table-cell>
          <table:covered-table-cell/>
          <table:table-cell table:style-name="Table4.C2" table:number-columns-spanned="2" office:value-type="string">
            <text:list xml:id="list1164754242" text:continue-numbering="true" text:style-name="WW8Num5">
              <text:list-header>
                <text:p text:style-name="P55">SmartCard, SoftCard</text:p>
              </text:list-header>
            </text:list>
          </table:table-cell>
          <table:covered-table-cell/>
        </table:table-row>
        <table:table-row table:style-name="Table4.1">
          <table:table-cell table:style-name="Table4.A3" table:number-columns-spanned="2" office:value-type="string">
            <text:list xml:id="list2132247221" text:continue-numbering="true" text:style-name="WW8Num5">
              <text:list-header>
                <text:p text:style-name="P50">Description </text:p>
              </text:list-header>
            </text:list>
          </table:table-cell>
          <table:covered-table-cell/>
          <table:table-cell table:style-name="Table4.C3" table:number-columns-spanned="2" office:value-type="string">
            <text:list xml:id="list764919889" text:continue-numbering="true" text:style-name="WW8Num5">
              <text:list-header>
                <text:p text:style-name="P55">SmartCard génère un nombre aléatoire de la taille demandée.</text:p>
              </text:list-header>
            </text:list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list xml:id="list57391146" text:continue-numbering="true" text:style-name="WW8Num5">
              <text:list-header>
                <text:p text:style-name="P50">Pré-conditions </text:p>
              </text:list-header>
            </text:list>
          </table:table-cell>
          <table:covered-table-cell/>
          <table:table-cell table:style-name="Table4.C4" table:number-columns-spanned="2" office:value-type="string">
            <text:list xml:id="list1981048289" text:continue-numbering="true" text:style-name="WW8Num5">
              <text:list-header>
                <text:p text:style-name="P56">SmartCard est programmée.</text:p>
              </text:list-header>
            </text:list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list xml:id="list486822630" text:continue-numbering="true" text:style-name="WW8Num5">
              <text:list-header>
                <text:p text:style-name="P50">Événements déclenchant</text:p>
              </text:list-header>
            </text:list>
          </table:table-cell>
          <table:covered-table-cell/>
          <table:table-cell table:style-name="Table4.C5" table:number-columns-spanned="2" office:value-type="string">
            <text:list xml:id="list319622014" text:continue-numbering="true" text:style-name="WW8Num5">
              <text:list-header>
                <text:p text:style-name="P55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4.1">
          <table:table-cell table:style-name="Table4.A6" table:number-columns-spanned="2" office:value-type="string">
            <text:list xml:id="list213964841" text:continue-numbering="true" text:style-name="WW8Num5">
              <text:list-header>
                <text:p text:style-name="P50">Conditions d’arrêt </text:p>
              </text:list-header>
            </text:list>
          </table:table-cell>
          <table:covered-table-cell/>
          <table:table-cell table:style-name="Table4.C6" table:number-columns-spanned="2" office:value-type="string">
            <text:list xml:id="list2159017041" text:continue-numbering="true" text:style-name="WW8Num5">
              <text:list-header>
                <text:p text:style-name="P55">SmartCard renvoie un nombre aléatoire à SoftCard</text:p>
                <text:p text:style-name="P55"/>
              </text:list-header>
            </text:list>
          </table:table-cell>
          <table:covered-table-cell/>
        </table:table-row>
        <table:table-row table:style-name="Table4.7">
          <table:table-cell table:style-name="Table4.A7" table:number-columns-spanned="4" office:value-type="string">
            <text:list xml:id="list670908062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8" table:number-columns-spanned="3" office:value-type="string">
            <text:list xml:id="list1004971220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4.D8" office:value-type="string">
            <text:list xml:id="list818089235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4.1">
          <table:table-cell table:style-name="Table4.A9" table:number-columns-spanned="3" office:value-type="string">
            <text:p text:style-name="P20">1. SoftCard demande à SmartCard un nombre aléatoire de longueur donnée.</text:p>
            <text:p text:style-name="flux"/>
            <text:p text:style-name="flux"/>
            <text:p text:style-name="flux"/>
            <text:p text:style-name="flux">3. SoftCard récupère le nombre.</text:p>
            <text:p text:style-name="flux"/>
          </table:table-cell>
          <table:covered-table-cell/>
          <table:covered-table-cell/>
          <table:table-cell table:style-name="Table4.D9" office:value-type="string">
            <text:p text:style-name="P20"/>
            <text:p text:style-name="P20"/>
            <text:p text:style-name="P20">2. SmartCard génère un nombre grâce au PRNG intégré et le renvoie à SoftCard</text:p>
            <text:p text:style-name="P20"/>
          </table:table-cell>
        </table:table-row>
        <table:table-row table:style-name="Table4.7">
          <table:table-cell table:style-name="Table4.A10" office:value-type="string">
            <text:list xml:id="list1628434902" text:continue-numbering="true" text:style-name="WW8Num5">
              <text:list-header>
                <text:p text:style-name="P50">Flots secondaires :</text:p>
              </text:list-header>
            </text:list>
          </table:table-cell>
          <table:table-cell table:style-name="Table4.B10" table:number-columns-spanned="3" office:value-type="string">
            <text:list xml:id="list841293080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  <table:table-row table:style-name="Table4.1">
          <table:table-cell table:style-name="Table4.A11" office:value-type="string">
            <text:list xml:id="list709226338" text:continue-numbering="true" text:style-name="WW8Num5">
              <text:list-header>
                <text:p text:style-name="P50">Flots d’exception :</text:p>
              </text:list-header>
            </text:list>
          </table:table-cell>
          <table:table-cell table:style-name="Table4.B11" table:number-columns-spanned="3" office:value-type="string">
            <text:list xml:id="list1641804492" text:continue-numbering="true" text:style-name="WW8Num5">
              <text:list-header>
                <text:p text:style-name="P53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list xml:id="list1861637989" text:continue-list="list121338651" text:style-name="WW8Num4">
        <text:list-item>
          <text:list>
            <text:list-item>
              <text:h text:style-name="P69" text:outline-level="2">Authentification</text:h>
            </text:list-item>
          </text:list>
        </text:list-item>
      </text:list>
      <text:h text:style-name="P70" text:outline-level="2" text:is-list-header="true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list xml:id="list2013699174" text:continue-list="list1641804492" text:style-name="WW8Num5">
              <text:list-header>
                <text:p text:style-name="P45">Nom : C1</text:p>
              </text:list-header>
            </text:list>
          </table:table-cell>
          <table:covered-table-cell/>
          <table:table-cell table:style-name="Table3.C1" table:number-columns-spanned="2" office:value-type="string">
            <text:list xml:id="list799980543" text:continue-numbering="true" text:style-name="WW8Num5">
              <text:list-header>
                <text:p text:style-name="P48">Authentification d'un utilisateur/Déblocage des clés</text:p>
              </text:list-header>
            </text:list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list xml:id="list1333154209" text:continue-numbering="true" text:style-name="WW8Num5">
              <text:list-header>
                <text:p text:style-name="P50">Acteurs concernés</text:p>
              </text:list-header>
            </text:list>
          </table:table-cell>
          <table:covered-table-cell/>
          <table:table-cell table:style-name="Table3.C2" table:number-columns-spanned="2" office:value-type="string">
            <text:list xml:id="list1159247544" text:continue-numbering="true" text:style-name="WW8Num5">
              <text:list-header>
                <text:p text:style-name="P55">Utilisateur, SmartCard, SoftCard</text:p>
              </text:list-header>
            </text:list>
          </table:table-cell>
          <table:covered-table-cell/>
        </table:table-row>
        <table:table-row table:style-name="Table3.1">
          <table:table-cell table:style-name="Table3.A3" table:number-columns-spanned="2" office:value-type="string">
            <text:list xml:id="list524766435" text:continue-numbering="true" text:style-name="WW8Num5">
              <text:list-header>
                <text:p text:style-name="P50">Description</text:p>
              </text:list-header>
            </text:list>
          </table:table-cell>
          <table:covered-table-cell/>
          <table:table-cell table:style-name="Table3.C3" table:number-columns-spanned="2" office:value-type="string">
            <text:list xml:id="list1362594518" text:continue-numbering="true" text:style-name="WW8Num5">
              <text:list-header>
                <text:p text:style-name="P55">Le système authentifie l'utilisateur grâce au code PIN contenu sur SmartCard.</text:p>
                <text:p text:style-name="Style1"/>
              </text:list-header>
            </text:list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list xml:id="list392203095" text:continue-numbering="true" text:style-name="WW8Num5">
              <text:list-header>
                <text:p text:style-name="P50">Pré-conditions</text:p>
              </text:list-header>
            </text:list>
          </table:table-cell>
          <table:covered-table-cell/>
          <table:table-cell table:style-name="Table3.C4" table:number-columns-spanned="2" office:value-type="string">
            <text:list xml:id="list1890299795" text:continue-numbering="true" text:style-name="WW8Num5">
              <text:list-header>
                <text:p text:style-name="P56">L'utilisateur a une carte valide et connaît le code PIN</text:p>
              </text:list-header>
            </text:list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list xml:id="list2044753864" text:continue-numbering="true" text:style-name="WW8Num5">
              <text:list-header>
                <text:p text:style-name="P50">Evénements déclenchants</text:p>
              </text:list-header>
            </text:list>
          </table:table-cell>
          <table:covered-table-cell/>
          <table:table-cell table:style-name="Table3.C5" table:number-columns-spanned="2" office:value-type="string">
            <text:list xml:id="list1754861382" text:continue-numbering="true" text:style-name="WW8Num5">
              <text:list-header>
                <text:p text:style-name="P55">SoftCard a besoin d'utiliser SmartCard</text:p>
              </text:list-header>
            </text:list>
          </table:table-cell>
          <table:covered-table-cell/>
        </table:table-row>
        <table:table-row table:style-name="Table3.1">
          <table:table-cell table:style-name="Table3.A6" table:number-columns-spanned="2" office:value-type="string">
            <text:list xml:id="list992863402" text:continue-numbering="true" text:style-name="WW8Num5">
              <text:list-header>
                <text:p text:style-name="P50">Conditions d’arrêt</text:p>
              </text:list-header>
            </text:list>
          </table:table-cell>
          <table:covered-table-cell/>
          <table:table-cell table:style-name="Table3.C6" table:number-columns-spanned="2" office:value-type="string">
            <text:list xml:id="list2132448497" text:continue-numbering="true" text:style-name="WW8Num5">
              <text:list-header>
                <text:p text:style-name="P55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3.7">
          <table:table-cell table:style-name="Table3.A7" table:number-columns-spanned="4" office:value-type="string">
            <text:list xml:id="list2083127201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8" table:number-columns-spanned="3" office:value-type="string">
            <text:list xml:id="list156181442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3.D8" office:value-type="string">
            <text:list xml:id="list1116075072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3.1">
          <table:table-cell table:style-name="Table3.A9" table:number-columns-spanned="3" office:value-type="string">
            <text:list xml:id="list1877565981" text:style-name="L1">
              <text:list-item>
                <text:p text:style-name="P79">L'utilisateur insère la carte et demande à SoftCard d'utiliser SmartCard</text:p>
                <text:p text:style-name="P77"><text:soft-page-break/></text:p>
              </text:list-item>
            </text:list>
            <text:p text:style-name="flux"/>
            <text:p text:style-name="flux"/>
            <text:p text:style-name="flux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3.D9" office:value-type="string">
            <text:p text:style-name="P20"/>
            <text:p text:style-name="P20"/>
            <text:p text:style-name="P20"><text:soft-page-break/>2. SoftCard et SmartCard s'authentifient mutuellement.</text:p>
            <text:p text:style-name="P20">3. SoftCard demande le code PIN</text:p>
            <text:p text:style-name="P20"/>
            <text:p text:style-name="P20">5. SoftCard envoie le code PIN à SmartCard</text:p>
            <text:p text:style-name="P20"/>
            <text:p text:style-name="P20">6. SmartCard vérifie le code PIN et passe en état « débloqué » pendant X minutes s'il est correct</text:p>
            <text:p text:style-name="P20"/>
            <text:p text:style-name="P20">7. SoftCard informe l’utilisateur du résultat</text:p>
          </table:table-cell>
        </table:table-row>
        <table:table-row table:style-name="Table3.7">
          <table:table-cell table:style-name="Table3.A10" office:value-type="string">
            <text:list xml:id="list2034246755" text:continue-list="list1116075072" text:style-name="WW8Num5">
              <text:list-header>
                <text:p text:style-name="P50">Flots secondaires :</text:p>
              </text:list-header>
            </text:list>
          </table:table-cell>
          <table:table-cell table:style-name="Table3.B10" table:number-columns-spanned="3" office:value-type="string">
            <text:list xml:id="list887457312" text:continue-numbering="true" text:style-name="WW8Num5">
              <text:list-header>
                <text:p text:style-name="P55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3.1">
          <table:table-cell table:style-name="Table3.A11" office:value-type="string">
            <text:list xml:id="list1139822200" text:continue-numbering="true" text:style-name="WW8Num5">
              <text:list-header>
                <text:p text:style-name="P50">Flots d’exception :</text:p>
              </text:list-header>
            </text:list>
          </table:table-cell>
          <table:table-cell table:style-name="Table3.B11" table:number-columns-spanned="3" office:value-type="string">
            <text:list xml:id="list1834167378" text:continue-numbering="true" text:style-name="WW8Num5">
              <text:list-header>
                <text:p text:style-name="P53">7bis . L'utilisateur a tapé 3 mauvais codes. La carte se verrouille.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list xml:id="list1340635924" text:continue-numbering="true" text:style-name="WW8Num5">
              <text:list-header>
                <text:p text:style-name="P45">Nom : C2</text:p>
              </text:list-header>
            </text:list>
          </table:table-cell>
          <table:covered-table-cell/>
          <table:table-cell table:style-name="Table8.C1" table:number-columns-spanned="2" office:value-type="string">
            <text:list xml:id="list1425800195" text:continue-numbering="true" text:style-name="WW8Num5">
              <text:list-header>
                <text:p text:style-name="P48">Authentification sur SocialNetwork</text:p>
              </text:list-header>
            </text:list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2014488200" text:continue-numbering="true" text:style-name="WW8Num5">
              <text:list-header>
                <text:p text:style-name="P50">Acteurs concernés  </text:p>
              </text:list-header>
            </text:list>
          </table:table-cell>
          <table:covered-table-cell/>
          <table:table-cell table:style-name="Table8.C2" table:number-columns-spanned="2" office:value-type="string">
            <text:list xml:id="list1318525298" text:continue-numbering="true" text:style-name="WW8Num5">
              <text:list-header>
                <text:p text:style-name="P55">SmartCard, SoftCard, BP, SN</text:p>
              </text:list-header>
            </text:list>
          </table:table-cell>
          <table:covered-table-cell/>
        </table:table-row>
        <table:table-row table:style-name="Table8.1">
          <table:table-cell table:style-name="Table8.A3" table:number-columns-spanned="2" office:value-type="string">
            <text:list xml:id="list2063064238" text:continue-numbering="true" text:style-name="WW8Num5">
              <text:list-header>
                <text:p text:style-name="P50">Description </text:p>
              </text:list-header>
            </text:list>
          </table:table-cell>
          <table:covered-table-cell/>
          <table:table-cell table:style-name="Table8.C3" table:number-columns-spanned="2" office:value-type="string">
            <text:list xml:id="list838331753" text:continue-numbering="true" text:style-name="WW8Num5">
              <text:list-header>
                <text:p text:style-name="P55">SmartCard transmet le couple login/mdp au BP</text:p>
              </text:list-header>
            </text:list>
          </table:table-cell>
          <table:covered-table-cell/>
        </table:table-row>
        <table:table-row table:style-name="Table8.1">
          <table:table-cell table:style-name="Table8.A4" table:number-columns-spanned="2" office:value-type="string">
            <text:list xml:id="list2102970514" text:continue-numbering="true" text:style-name="WW8Num5">
              <text:list-header>
                <text:p text:style-name="P50">Pré-conditions </text:p>
              </text:list-header>
            </text:list>
          </table:table-cell>
          <table:covered-table-cell/>
          <table:table-cell table:style-name="Table8.C4" table:number-columns-spanned="2" office:value-type="string">
            <text:list xml:id="list1510371474" text:continue-numbering="true" text:style-name="WW8Num5">
              <text:list-header>
                <text:p text:style-name="P56">SmartCard est débloquée avec le bon code PIN.</text:p>
              </text:list-header>
            </text:list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list xml:id="list1645980814" text:continue-numbering="true" text:style-name="WW8Num5">
              <text:list-header>
                <text:p text:style-name="P50">Evénements déclenchants</text:p>
              </text:list-header>
            </text:list>
          </table:table-cell>
          <table:covered-table-cell/>
          <table:table-cell table:style-name="Table8.C5" table:number-columns-spanned="2" office:value-type="string">
            <text:list xml:id="list631069186" text:continue-numbering="true" text:style-name="WW8Num5">
              <text:list-header>
                <text:p text:style-name="P55">L'utilisateur veut se loguer sur SocialNetwork</text:p>
                <text:p text:style-name="Style1"/>
              </text:list-header>
            </text:list>
          </table:table-cell>
          <table:covered-table-cell/>
        </table:table-row>
        <table:table-row table:style-name="Table8.1">
          <table:table-cell table:style-name="Table8.A6" table:number-columns-spanned="2" office:value-type="string">
            <text:list xml:id="list971048299" text:continue-numbering="true" text:style-name="WW8Num5">
              <text:list-header>
                <text:p text:style-name="P50">Conditions d’arrêt </text:p>
              </text:list-header>
            </text:list>
          </table:table-cell>
          <table:covered-table-cell/>
          <table:table-cell table:style-name="Table8.C6" table:number-columns-spanned="2" office:value-type="string">
            <text:list xml:id="list1326491136" text:continue-numbering="true" text:style-name="WW8Num5">
              <text:list-header>
                <text:p text:style-name="P55">L'utilisateur est logué auprès de SocialNetwork.</text:p>
              </text:list-header>
            </text:list>
          </table:table-cell>
          <table:covered-table-cell/>
        </table:table-row>
        <table:table-row table:style-name="Table8.7">
          <table:table-cell table:style-name="Table8.A7" table:number-columns-spanned="4" office:value-type="string">
            <text:list xml:id="list463640693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3" office:value-type="string">
            <text:list xml:id="list1737384823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8.D8" office:value-type="string">
            <text:list xml:id="list478517679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8.1">
          <table:table-cell table:style-name="Table8.A9" table:number-columns-spanned="3" office:value-type="string">
            <text:p text:style-name="P20">1. BP demande à SoftCard le login/mdp du SN.</text:p>
            <text:p text:style-name="P20"/>
            <text:p text:style-name="P20"/>
            <text:p text:style-name="P20"/>
            <text:p text:style-name="P20"/>
            <text:p text:style-name="P20"/>
            <text:p text:style-name="flux">4. SoftCard envoie à BP le login/mdp du SN.</text:p>
            <text:p text:style-name="flux"/>
            <text:p text:style-name="flux">5. BP envoie à SN le login/mdp.</text:p>
            <text:p text:style-name="flux"/>
            <text:p text:style-name="flux"/>
          </table:table-cell>
          <table:covered-table-cell/>
          <table:covered-table-cell/>
          <table:table-cell table:style-name="Table8.D9" office:value-type="string">
            <text:p text:style-name="P20"/>
            <text:p text:style-name="P20"/>
            <text:p text:style-name="P20">2. SoftCard demande à SmartCard le login/mdp du SN.</text:p>
            <text:p text:style-name="P20"/>
            <text:p text:style-name="P20">3. SmartCard envoie le login/mdp à SoftCard.</text:p>
            <text:p text:style-name="P20"/>
            <text:p text:style-name="P20"/>
          </table:table-cell>
        </table:table-row>
        <table:table-row table:style-name="Table8.7">
          <table:table-cell table:style-name="Table8.A10" office:value-type="string">
            <text:list xml:id="list1589244319" text:continue-numbering="true" text:style-name="WW8Num5">
              <text:list-header>
                <text:p text:style-name="P50">Flots secondaires :</text:p>
              </text:list-header>
            </text:list>
          </table:table-cell>
          <table:table-cell table:style-name="Table8.B10" table:number-columns-spanned="3" office:value-type="string">
            <text:list xml:id="list81023691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  <table:table-row table:style-name="Table8.1">
          <table:table-cell table:style-name="Table8.A11" office:value-type="string">
            <text:list xml:id="list1807468278" text:continue-numbering="true" text:style-name="WW8Num5">
              <text:list-header>
                <text:p text:style-name="P50">Flots d’exception :</text:p>
              </text:list-header>
            </text:list>
          </table:table-cell>
          <table:table-cell table:style-name="Table8.B11" table:number-columns-spanned="3" office:value-type="string">
            <text:list xml:id="list1947803395" text:continue-numbering="true" text:style-name="WW8Num5">
              <text:list-header>
                <text:p text:style-name="P53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Standard"/>
      <text:list xml:id="list1937679467" text:continue-list="list1861637989" text:style-name="WW8Num4">
        <text:list-item>
          <text:list>
            <text:list-item>
              <text:h text:style-name="P73" text:outline-level="2">Communications sécurisées </text:h>
              <text:h text:style-name="P69" text:outline-level="2"/>
              <text:h text:style-name="P71" text:outline-level="2">Les composants établissent des secrets cryptographiques pour des tunnels sécurisés après s’être mutuellement authentifiés.<text:line-break/>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list xml:id="list1671094475" text:continue-numbering="true" text:style-name="WW8Num4">
              <text:list-header>
                <text:p text:style-name="P46">Nom : C3</text:p>
              </text:list-header>
            </text:list>
          </table:table-cell>
          <table:covered-table-cell/>
          <table:table-cell table:style-name="Table1.C1" table:number-columns-spanned="2" office:value-type="string">
            <text:list xml:id="list1521537110" text:continue-numbering="true" text:style-name="WW8Num4">
              <text:list-header>
                <text:p text:style-name="P49">Authentification mutuelle SmartCard ↔ SoftCard + établissement d'une clef de session.</text:p>
              </text:list-header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list xml:id="list749415202" text:continue-numbering="true" text:style-name="WW8Num4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1.C2" table:number-columns-spanned="2" office:value-type="string">
            <text:list xml:id="list1622415305" text:continue-numbering="true" text:style-name="WW8Num4">
              <text:list-header>
                <text:p text:style-name="P63">SmartCard, SoftCard</text:p>
              </text:list-header>
            </text:list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list xml:id="list1423536644" text:continue-numbering="true" text:style-name="WW8Num4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1.C3" table:number-columns-spanned="2" office:value-type="string">
            <text:list xml:id="list871952625" text:continue-numbering="true" text:style-name="WW8Num4">
              <text:list-header>
                <text:p text:style-name="P63">SmartCard et SoftCard s'authentifient mutuellement</text:p>
                <text:p text:style-name="P62"/>
              </text:list-header>
            </text:list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list xml:id="list557362711" text:continue-numbering="true" text:style-name="WW8Num4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1.C4" table:number-columns-spanned="2" office:value-type="string">
            <text:list xml:id="list1276655733" text:continue-numbering="true" text:style-name="WW8Num4">
              <text:list-header>
                <text:p text:style-name="P57">Les deux acteurs sont configurés pour interagir et la carte est dans le lecteur</text:p>
              </text:list-header>
            </text:list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list xml:id="list1725765919" text:continue-numbering="true" text:style-name="WW8Num4">
              <text:list-header>
                <text:p text:style-name="P51">Événements déclenchant</text:p>
              </text:list-header>
            </text:list>
          </table:table-cell>
          <table:covered-table-cell/>
          <table:table-cell table:style-name="Table1.C5" table:number-columns-spanned="2" office:value-type="string">
            <text:list xml:id="list1663540892" text:continue-numbering="true" text:style-name="WW8Num4">
              <text:list-header>
                <text:p text:style-name="P63">SoftCard a besoin d'utiliser SmartCard</text:p>
              </text:list-header>
            </text:list>
          </table:table-cell>
          <table:covered-table-cell/>
        </table:table-row>
        <table:table-row table:style-name="Table1.1">
          <table:table-cell table:style-name="Table1.A6" table:number-columns-spanned="2" office:value-type="string">
            <text:list xml:id="list929695444" text:continue-numbering="true" text:style-name="WW8Num4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1.C6" table:number-columns-spanned="2" office:value-type="string">
            <text:list xml:id="list885274176" text:continue-numbering="true" text:style-name="WW8Num4">
              <text:list-header>
                <text:p text:style-name="P63">L'authentification a réussi ou a échoué.</text:p>
                <text:p text:style-name="P62"/>
              </text:list-header>
            </text:list>
          </table:table-cell>
          <table:covered-table-cell/>
        </table:table-row>
        <table:table-row table:style-name="Table1.7">
          <table:table-cell table:style-name="Table1.A7" table:number-columns-spanned="4" office:value-type="string">
            <text:list xml:id="list908213420" text:continue-numbering="true" text:style-name="WW8Num4">
              <text:list-header>
                <text:p text:style-name="P6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list xml:id="list763055977" text:continue-numbering="true" text:style-name="WW8Num4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1.D8" office:value-type="string">
            <text:list xml:id="list2170155455" text:continue-numbering="true" text:style-name="WW8Num4">
              <text:list-header>
                <text:p text:style-name="P60">Système </text:p>
              </text:list-header>
            </text:list>
          </table:table-cell>
        </table:table-row>
        <table:table-row table:style-name="Table1.1">
          <table:table-cell table:style-name="Table1.A9" table:number-columns-spanned="3" office:value-type="string">
            <text:list xml:id="list790149991" text:continue-numbering="true" text:style-name="WW8Num4">
              <text:list-header>
                <text:p text:style-name="P75">1. SoftCard envoie une clé de session chiffrée par la clef partagée avec SmartCard.</text:p>
              </text:list-header>
            </text:list>
            <text:p text:style-name="P20"/>
            <text:p text:style-name="P20"/>
            <text:list xml:id="list1567743711" text:continue-numbering="true" text:style-name="WW8Num4">
              <text:list-header>
                <text:p text:style-name="P75">3. SoftCard déchiffre le message de SmartCard et vérifie que l'identité est valide.</text:p>
                <text:p text:style-name="P74"/>
              </text:list-header>
            </text:list>
          </table:table-cell>
          <table:covered-table-cell/>
          <table:covered-table-cell/>
          <table:table-cell table:style-name="Table1.D9" office:value-type="string">
            <text:list xml:id="list2091998302" text:continue-numbering="true" text:style-name="WW8Num4">
              <text:list-header>
                <text:p text:style-name="P75"/>
                <text:p text:style-name="P75"/>
                <text:p text:style-name="P75">2. SmartCard déchiffre la clé de session avec la clé partagée et renvoie l'identité chiffrée de l'utilisateur.</text:p>
              </text:list-header>
            </text:list>
          </table:table-cell>
        </table:table-row>
        <table:table-row table:style-name="Table1.7">
          <table:table-cell table:style-name="Table1.A10" office:value-type="string">
            <text:list xml:id="list119393798" text:continue-numbering="true" text:style-name="WW8Num4">
              <text:list-header>
                <text:p text:style-name="P51">Flots secondaires :</text:p>
              </text:list-header>
            </text:list>
          </table:table-cell>
          <table:table-cell table:style-name="Table1.B10" table:number-columns-spanned="3" office:value-type="string">
            <text:list xml:id="list1032596858" text:continue-numbering="true" text:style-name="WW8Num4">
              <text:list-header>
                <text:p text:style-name="P63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list xml:id="list541939821" text:continue-numbering="true" text:style-name="WW8Num4">
              <text:list-header>
                <text:p text:style-name="P51">Flots d’exception :</text:p>
              </text:list-header>
            </text:list>
          </table:table-cell>
          <table:table-cell table:style-name="Table1.B11" table:number-columns-spanned="3" office:value-type="string">
            <text:list xml:id="list1056798078" text:continue-numbering="true" text:style-name="WW8Num4">
              <text:list-header>
                <text:p text:style-name="P54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list xml:id="list177960327" text:continue-numbering="true" text:style-name="WW8Num4">
        <text:list-item>
          <text:list>
            <text:list-header>
              <text:h text:style-name="P72" text:outline-level="2"><text:line-break/></text:h>
            </text:list-header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list xml:id="list971936496" text:continue-numbering="true" text:style-name="WW8Num4">
              <text:list-header>
                <text:p text:style-name="P46">Nom : C4</text:p>
              </text:list-header>
            </text:list>
          </table:table-cell>
          <table:covered-table-cell/>
          <table:table-cell table:style-name="Table2.C1" table:number-columns-spanned="2" office:value-type="string">
            <text:list xml:id="list613055234" text:continue-numbering="true" text:style-name="WW8Num4">
              <text:list-header>
                <text:p text:style-name="P49">Authentification mutuelle SoftCard ↔ BP + établissement d'une clé de session</text:p>
              </text:list-header>
            </text:list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list xml:id="list622833987" text:continue-numbering="true" text:style-name="WW8Num4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2.C2" table:number-columns-spanned="2" office:value-type="string">
            <text:list xml:id="list380053048" text:continue-numbering="true" text:style-name="WW8Num4">
              <text:list-header>
                <text:p text:style-name="P63">SmartCard, BP</text:p>
              </text:list-header>
            </text:list>
          </table:table-cell>
          <table:covered-table-cell/>
        </table:table-row>
        <table:table-row table:style-name="Table2.1">
          <table:table-cell table:style-name="Table2.A3" table:number-columns-spanned="2" office:value-type="string">
            <text:list xml:id="list660434807" text:continue-numbering="true" text:style-name="WW8Num4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2.C3" table:number-columns-spanned="2" office:value-type="string">
            <text:list xml:id="list249174498" text:continue-numbering="true" text:style-name="WW8Num4">
              <text:list-header>
                <text:p text:style-name="P63">SoftCard et BP s'authentifient mutuellement</text:p>
                <text:p text:style-name="P62"/>
              </text:list-header>
            </text:list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list xml:id="list146728676" text:continue-numbering="true" text:style-name="WW8Num4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2.C4" table:number-columns-spanned="2" office:value-type="string">
            <text:list xml:id="list416986507" text:continue-numbering="true" text:style-name="WW8Num4">
              <text:list-header>
                <text:p text:style-name="P57">Les deux sont configurés pour interagir </text:p>
              </text:list-header>
            </text:list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list xml:id="list1886624855" text:continue-numbering="true" text:style-name="WW8Num4">
              <text:list-header>
                <text:p text:style-name="P51">Evénements déclenchants</text:p>
              </text:list-header>
            </text:list>
          </table:table-cell>
          <table:covered-table-cell/>
          <table:table-cell table:style-name="Table2.C5" table:number-columns-spanned="2" office:value-type="string">
            <text:list xml:id="list1634621668" text:continue-numbering="true" text:style-name="WW8Num4">
              <text:list-header>
                <text:p text:style-name="P63">BP a besoin d'utiliser SoftCard</text:p>
              </text:list-header>
            </text:list>
          </table:table-cell>
          <table:covered-table-cell/>
        </table:table-row>
        <table:table-row table:style-name="Table2.1">
          <table:table-cell table:style-name="Table2.A6" table:number-columns-spanned="2" office:value-type="string">
            <text:list xml:id="list1132757591" text:continue-numbering="true" text:style-name="WW8Num4">
              <text:list-header>
                <text:p text:style-name="P51">Conditions d’arrêt </text:p>
              </text:list-header>
            </text:list>
          </table:table-cell>
          <table:covered-table-cell/>
          <table:table-cell table:style-name="Table2.C6" table:number-columns-spanned="2" office:value-type="string">
            <text:list xml:id="list1327912393" text:continue-numbering="true" text:style-name="WW8Num4">
              <text:list-header>
                <text:p text:style-name="P63">L'authentification a réussi ou échoué.</text:p>
                <text:p text:style-name="P62"/>
              </text:list-header>
            </text:list>
          </table:table-cell>
          <table:covered-table-cell/>
        </table:table-row>
        <table:table-row table:style-name="Table2.7">
          <table:table-cell table:style-name="Table2.A7" table:number-columns-spanned="4" office:value-type="string">
            <text:list xml:id="list877030545" text:continue-numbering="true" text:style-name="WW8Num4">
              <text:list-header>
                <text:p text:style-name="P6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8" table:number-columns-spanned="3" office:value-type="string">
            <text:list xml:id="list1971066097" text:continue-numbering="true" text:style-name="WW8Num4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2.D8" office:value-type="string">
            <text:list xml:id="list1851630985" text:continue-numbering="true" text:style-name="WW8Num4">
              <text:list-header>
                <text:p text:style-name="P60">Système </text:p>
              </text:list-header>
            </text:list>
          </table:table-cell>
        </table:table-row>
        <table:table-row table:style-name="Table2.1">
          <table:table-cell table:style-name="Table2.A9" table:number-columns-spanned="3" office:value-type="string">
            <text:list xml:id="list2120042159" text:continue-numbering="true" text:style-name="WW8Num4">
              <text:list-header>
                <text:p text:style-name="P75">1. SoftCard envoie une clé de session chiffrée avec une clé prépartagée à BP</text:p>
              </text:list-header>
            </text:list>
            <text:p text:style-name="P20"/>
            <text:p text:style-name="P20"/>
            <text:p text:style-name="P20"/>
            <text:list xml:id="list1515704249" text:continue-numbering="true" text:style-name="WW8Num4">
              <text:list-header>
                <text:p text:style-name="P75">3. SoftCard déchiffre le message de BP et vérifie que le message est celui convenu.</text:p>
                <text:p text:style-name="P74"/>
              </text:list-header>
            </text:list>
          </table:table-cell>
          <table:covered-table-cell/>
          <table:covered-table-cell/>
          <table:table-cell table:style-name="Table2.D9" office:value-type="string">
            <text:list xml:id="list1334044110" text:continue-numbering="true" text:style-name="WW8Num4">
              <text:list-header>
                <text:p text:style-name="P75"/>
                <text:p text:style-name="P75"/>
                <text:p text:style-name="P75">2. BP déchiffre la clé de session avec la clé partagée et renvoie un message convenu chiffré avec la clé de session.</text:p>
              </text:list-header>
            </text:list>
          </table:table-cell>
        </table:table-row>
        <table:table-row table:style-name="Table2.7">
          <table:table-cell table:style-name="Table2.A10" office:value-type="string">
            <text:list xml:id="list868609836" text:continue-numbering="true" text:style-name="WW8Num4">
              <text:list-header>
                <text:p text:style-name="P51">Flots secondaires :</text:p>
              </text:list-header>
            </text:list>
          </table:table-cell>
          <table:table-cell table:style-name="Table2.B10" table:number-columns-spanned="3" office:value-type="string">
            <text:list xml:id="list219850658" text:continue-numbering="true" text:style-name="WW8Num4">
              <text:list-header>
                <text:p text:style-name="P63"/>
              </text:list-header>
            </text:list>
          </table:table-cell>
          <table:covered-table-cell/>
          <table:covered-table-cell/>
        </table:table-row>
        <text:soft-page-break/>
        <table:table-row table:style-name="Table2.1">
          <table:table-cell table:style-name="Table2.A11" office:value-type="string">
            <text:list xml:id="list61129763" text:continue-numbering="true" text:style-name="WW8Num4">
              <text:list-header>
                <text:p text:style-name="P51">Flots d’exception :</text:p>
              </text:list-header>
            </text:list>
          </table:table-cell>
          <table:table-cell table:style-name="Table2.B11" table:number-columns-spanned="3" office:value-type="string">
            <text:list xml:id="list1598021694" text:continue-numbering="true" text:style-name="WW8Num4">
              <text:list-header>
                <text:p text:style-name="P54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list xml:id="list208878346" text:continue-numbering="true" text:style-name="WW8Num4">
        <text:list-item>
          <text:list>
            <text:list-header>
              <text:h text:style-name="P69" text:outline-level="2"><text:line-break/></text:h>
            </text:list-header>
            <text:list-item>
              <text:h text:style-name="P69" text:outline-level="2">Chiffrement/Déchiffrement</text:h>
            </text:list-item>
          </text:list>
        </text:list-item>
      </text:list>
      <text:p text:style-name="Recommandation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list xml:id="list817635636" text:continue-list="list1947803395" text:style-name="WW8Num5">
              <text:list-header>
                <text:p text:style-name="P45">Nom : C5</text:p>
              </text:list-header>
            </text:list>
          </table:table-cell>
          <table:covered-table-cell/>
          <table:table-cell table:style-name="Table6.C1" table:number-columns-spanned="2" office:value-type="string">
            <text:list xml:id="list984637638" text:continue-numbering="true" text:style-name="WW8Num5">
              <text:list-header>
                <text:p text:style-name="P48">Déchiffrement de la clé de message</text:p>
              </text:list-header>
            </text:list>
          </table:table-cell>
          <table:covered-table-cell/>
        </table:table-row>
        <table:table-row table:style-name="Table6.1">
          <table:table-cell table:style-name="Table6.A2" table:number-columns-spanned="2" office:value-type="string">
            <text:list xml:id="list119748882" text:continue-numbering="true" text:style-name="WW8Num5">
              <text:list-header>
                <text:p text:style-name="P50">Acteurs concernés  </text:p>
              </text:list-header>
            </text:list>
          </table:table-cell>
          <table:covered-table-cell/>
          <table:table-cell table:style-name="Table6.C2" table:number-columns-spanned="2" office:value-type="string">
            <text:list xml:id="list903385315" text:continue-numbering="true" text:style-name="WW8Num5">
              <text:list-header>
                <text:p text:style-name="P55">SmartCard, SoftCard</text:p>
              </text:list-header>
            </text:list>
          </table:table-cell>
          <table:covered-table-cell/>
        </table:table-row>
        <table:table-row table:style-name="Table6.1">
          <table:table-cell table:style-name="Table6.A3" table:number-columns-spanned="2" office:value-type="string">
            <text:list xml:id="list1983590377" text:continue-numbering="true" text:style-name="WW8Num5">
              <text:list-header>
                <text:p text:style-name="P50">Description </text:p>
              </text:list-header>
            </text:list>
          </table:table-cell>
          <table:covered-table-cell/>
          <table:table-cell table:style-name="Table6.C3" table:number-columns-spanned="2" office:value-type="string">
            <text:list xml:id="list628044584" text:continue-numbering="true" text:style-name="WW8Num5">
              <text:list-header>
                <text:p text:style-name="P55">SmartCard déchiffre la clé de message avec la clé privée stockée sur la carte.</text:p>
              </text:list-header>
            </text:list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list xml:id="list1926539275" text:continue-numbering="true" text:style-name="WW8Num5">
              <text:list-header>
                <text:p text:style-name="P50">Pré-conditions </text:p>
              </text:list-header>
            </text:list>
          </table:table-cell>
          <table:covered-table-cell/>
          <table:table-cell table:style-name="Table6.C4" table:number-columns-spanned="2" office:value-type="string">
            <text:list xml:id="list2127906586" text:continue-numbering="true" text:style-name="WW8Num5">
              <text:list-header>
                <text:p text:style-name="P56">SmartCard est débloquée avec le bon code PIN.</text:p>
              </text:list-header>
            </text:list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list xml:id="list1566336961" text:continue-numbering="true" text:style-name="WW8Num5">
              <text:list-header>
                <text:p text:style-name="P50">Evénements déclenchants</text:p>
              </text:list-header>
            </text:list>
          </table:table-cell>
          <table:covered-table-cell/>
          <table:table-cell table:style-name="Table6.C5" table:number-columns-spanned="2" office:value-type="string">
            <text:list xml:id="list358466742" text:continue-numbering="true" text:style-name="WW8Num5">
              <text:list-header>
                <text:p text:style-name="P55">Demande de SoftCard.</text:p>
                <text:p text:style-name="Style1"/>
              </text:list-header>
            </text:list>
          </table:table-cell>
          <table:covered-table-cell/>
        </table:table-row>
        <table:table-row table:style-name="Table6.1">
          <table:table-cell table:style-name="Table6.A6" table:number-columns-spanned="2" office:value-type="string">
            <text:list xml:id="list569612806" text:continue-numbering="true" text:style-name="WW8Num5">
              <text:list-header>
                <text:p text:style-name="P50">Conditions d’arrêt </text:p>
              </text:list-header>
            </text:list>
          </table:table-cell>
          <table:covered-table-cell/>
          <table:table-cell table:style-name="Table6.C6" table:number-columns-spanned="2" office:value-type="string">
            <text:list xml:id="list1912745890" text:continue-numbering="true" text:style-name="WW8Num5">
              <text:list-header>
                <text:p text:style-name="P55">SmartCard renvoie la clé de message à SoftCard</text:p>
                <text:p text:style-name="P55"/>
              </text:list-header>
            </text:list>
          </table:table-cell>
          <table:covered-table-cell/>
        </table:table-row>
        <table:table-row table:style-name="Table6.7">
          <table:table-cell table:style-name="Table6.A7" table:number-columns-spanned="4" office:value-type="string">
            <text:list xml:id="list985257430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3" office:value-type="string">
            <text:list xml:id="list785143186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6.D8" office:value-type="string">
            <text:list xml:id="list2025830448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6.1">
          <table:table-cell table:style-name="Table6.A9" table:number-columns-spanned="3" office:value-type="string">
            <text:list xml:id="list1789343881" text:style-name="L2">
              <text:list-item>
                <text:p text:style-name="P78">SoftCard envoie une clé de message chiffrée à SmartCard</text:p>
              </text:list-item>
            </text:list>
            <text:p text:style-name="P80"/>
            <text:p text:style-name="P80"/>
            <text:p text:style-name="P80"/>
            <text:p text:style-name="P20">3. SoftCard récupère la clef.</text:p>
            <text:p text:style-name="flux"/>
            <text:p text:style-name="flux"/>
          </table:table-cell>
          <table:covered-table-cell/>
          <table:covered-table-cell/>
          <table:table-cell table:style-name="Table6.D9" office:value-type="string">
            <text:p text:style-name="P20"/>
            <text:p text:style-name="P20"/>
            <text:p text:style-name="P20">2. SmartCard déchiffre la clé de message avec la clé privée stockée et la renvoie à SoftCard</text:p>
          </table:table-cell>
        </table:table-row>
        <table:table-row table:style-name="Table6.7">
          <table:table-cell table:style-name="Table6.A10" office:value-type="string">
            <text:list xml:id="list1368599819" text:continue-list="list2025830448" text:style-name="WW8Num5">
              <text:list-header>
                <text:p text:style-name="P50">Flots secondaires :</text:p>
              </text:list-header>
            </text:list>
          </table:table-cell>
          <table:table-cell table:style-name="Table6.B10" table:number-columns-spanned="3" office:value-type="string">
            <text:list xml:id="list490640274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  <table:table-row table:style-name="Table6.1">
          <table:table-cell table:style-name="Table6.A11" office:value-type="string">
            <text:list xml:id="list1479324349" text:continue-numbering="true" text:style-name="WW8Num5">
              <text:list-header>
                <text:p text:style-name="P50">Flots d’exception :</text:p>
              </text:list-header>
            </text:list>
          </table:table-cell>
          <table:table-cell table:style-name="Table6.B11" table:number-columns-spanned="3" office:value-type="string">
            <text:list xml:id="list320229643" text:continue-numbering="true" text:style-name="WW8Num5">
              <text:list-header>
                <text:p text:style-name="P53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list xml:id="list1784908548" text:continue-list="list208878346" text:style-name="WW8Num4">
              <text:list-header>
                <text:p text:style-name="P46">Nom : C6</text:p>
              </text:list-header>
            </text:list>
          </table:table-cell>
          <table:covered-table-cell/>
          <table:table-cell table:style-name="Table7.C1" table:number-columns-spanned="2" office:value-type="string">
            <text:list xml:id="list175227127" text:continue-numbering="true" text:style-name="WW8Num4">
              <text:list-header>
                <text:p text:style-name="P49">Chiffrement de la clé de message</text:p>
              </text:list-header>
            </text:list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list xml:id="list110167973" text:continue-numbering="true" text:style-name="WW8Num4">
              <text:list-header>
                <text:p text:style-name="P51">Acteurs concernés  </text:p>
              </text:list-header>
            </text:list>
          </table:table-cell>
          <table:covered-table-cell/>
          <table:table-cell table:style-name="Table7.C2" table:number-columns-spanned="2" office:value-type="string">
            <text:list xml:id="list1455411767" text:continue-numbering="true" text:style-name="WW8Num4">
              <text:list-header>
                <text:p text:style-name="P63">SmartCard, SoftCard</text:p>
              </text:list-header>
            </text:list>
          </table:table-cell>
          <table:covered-table-cell/>
        </table:table-row>
        <table:table-row table:style-name="Table7.1">
          <table:table-cell table:style-name="Table7.A3" table:number-columns-spanned="2" office:value-type="string">
            <text:list xml:id="list114141520" text:continue-numbering="true" text:style-name="WW8Num4">
              <text:list-header>
                <text:p text:style-name="P51">Description </text:p>
              </text:list-header>
            </text:list>
          </table:table-cell>
          <table:covered-table-cell/>
          <table:table-cell table:style-name="Table7.C3" table:number-columns-spanned="2" office:value-type="string">
            <text:list xml:id="list1592228104" text:continue-numbering="true" text:style-name="WW8Num4">
              <text:list-header>
                <text:p text:style-name="P63">SmartCard chiffre la clé de message avec la clé publique de chaque destinataire autorisé. </text:p>
              </text:list-header>
            </text:list>
          </table:table-cell>
          <table:covered-table-cell/>
        </table:table-row>
        <table:table-row table:style-name="Table7.1">
          <table:table-cell table:style-name="Table7.A4" table:number-columns-spanned="2" office:value-type="string">
            <text:list xml:id="list608328110" text:continue-numbering="true" text:style-name="WW8Num4">
              <text:list-header>
                <text:p text:style-name="P51">Pré-conditions </text:p>
              </text:list-header>
            </text:list>
          </table:table-cell>
          <table:covered-table-cell/>
          <table:table-cell table:style-name="Table7.C4" table:number-columns-spanned="2" office:value-type="string">
            <text:list xml:id="list949107237" text:continue-numbering="true" text:style-name="WW8Num4">
              <text:list-header>
                <text:p text:style-name="P57">SmartCard est débloquée avec le bon code PIN. </text:p>
              </text:list-header>
            </text:list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list xml:id="list1778434643" text:continue-numbering="true" text:style-name="WW8Num4">
              <text:list-header>
                <text:p text:style-name="P51">Événements déclenchant</text:p>
              </text:list-header>
            </text:list>
          </table:table-cell>
          <table:covered-table-cell/>
          <table:table-cell table:style-name="Table7.C5" table:number-columns-spanned="2" office:value-type="string">
            <text:list xml:id="list635813755" text:continue-numbering="true" text:style-name="WW8Num4">
              <text:list-header>
                <text:p text:style-name="P63">Demande de SoftCard.</text:p>
                <text:p text:style-name="P62"/>
              </text:list-header>
            </text:list>
          </table:table-cell>
          <table:covered-table-cell/>
        </table:table-row>
        <table:table-row table:style-name="Table7.1">
          <table:table-cell table:style-name="Table7.A6" table:number-columns-spanned="2" office:value-type="string">
            <text:list xml:id="list366001165" text:continue-numbering="true" text:style-name="WW8Num4">
              <text:list-header>
                <text:p text:style-name="P51">Conditions d’arrêt</text:p>
              </text:list-header>
            </text:list>
          </table:table-cell>
          <table:covered-table-cell/>
          <table:table-cell table:style-name="Table7.C6" table:number-columns-spanned="2" office:value-type="string">
            <text:list xml:id="list1953668871" text:continue-numbering="true" text:style-name="WW8Num4">
              <text:list-header>
                <text:p text:style-name="P63">SmartCard renvoie la clé de message chiffrée.</text:p>
                <text:p text:style-name="P63"/>
              </text:list-header>
            </text:list>
          </table:table-cell>
          <table:covered-table-cell/>
        </table:table-row>
        <table:table-row table:style-name="Table7.7">
          <table:table-cell table:style-name="Table7.A7" table:number-columns-spanned="4" office:value-type="string">
            <text:list xml:id="list1419805272" text:continue-numbering="true" text:style-name="WW8Num4">
              <text:list-header>
                <text:p text:style-name="P61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3" office:value-type="string">
            <text:list xml:id="list1316994684" text:continue-numbering="true" text:style-name="WW8Num4">
              <text:list-header>
                <text:p text:style-name="P60">Acteur(s)</text:p>
              </text:list-header>
            </text:list>
          </table:table-cell>
          <table:covered-table-cell/>
          <table:covered-table-cell/>
          <table:table-cell table:style-name="Table7.D8" office:value-type="string">
            <text:list xml:id="list2039773634" text:continue-numbering="true" text:style-name="WW8Num4">
              <text:list-header>
                <text:p text:style-name="P60">Système </text:p>
              </text:list-header>
            </text:list>
          </table:table-cell>
        </table:table-row>
        <table:table-row table:style-name="Table7.1">
          <table:table-cell table:style-name="Table7.A9" table:number-columns-spanned="3" office:value-type="string">
            <text:list xml:id="list142062820" text:continue-numbering="true" text:style-name="WW8Num4">
              <text:list-header>
                <text:p text:style-name="P75">1. SoftCard envoie le certificat du destinataire du message à SmartCard</text:p>
              </text:list-header>
            </text:list>
            <text:p text:style-name="P20"/>
            <text:p text:style-name="P20"/>
            <text:p text:style-name="P20"/>
            <text:p text:style-name="P20"/>
            <text:p text:style-name="P20"/>
            <text:list xml:id="list1119457295" text:continue-numbering="true" text:style-name="WW8Num4">
              <text:list-header>
                <text:p text:style-name="P74">3. SoftCard récupère la clé chiffrée. </text:p>
                <text:p text:style-name="P74"/>
                <text:p text:style-name="P74"/>
              </text:list-header>
            </text:list>
          </table:table-cell>
          <table:covered-table-cell/>
          <table:covered-table-cell/>
          <table:table-cell table:style-name="Table7.D9" office:value-type="string">
            <text:list xml:id="list486690451" text:continue-numbering="true" text:style-name="WW8Num4">
              <text:list-header>
                <text:p text:style-name="P75"/>
                <text:p text:style-name="P75"/>
                <text:p text:style-name="P75">2. SmartCard chiffre la clé de message avec la clé publique du destinataire et renvoie la clé de message chiffrée à SoftCard.</text:p>
              </text:list-header>
            </text:list>
          </table:table-cell>
        </table:table-row>
        <table:table-row table:style-name="Table7.7">
          <table:table-cell table:style-name="Table7.A10" office:value-type="string">
            <text:list xml:id="list2034957976" text:continue-numbering="true" text:style-name="WW8Num4">
              <text:list-header>
                <text:p text:style-name="P51">Flots secondaires :</text:p>
              </text:list-header>
            </text:list>
          </table:table-cell>
          <table:table-cell table:style-name="Table7.B10" table:number-columns-spanned="3" office:value-type="string">
            <text:list xml:id="list1066236114" text:continue-numbering="true" text:style-name="WW8Num4">
              <text:list-header>
                <text:p text:style-name="P63"/>
              </text:list-header>
            </text:list>
          </table:table-cell>
          <table:covered-table-cell/>
          <table:covered-table-cell/>
        </table:table-row>
        <text:soft-page-break/>
        <table:table-row table:style-name="Table7.1">
          <table:table-cell table:style-name="Table7.A11" office:value-type="string">
            <text:list xml:id="list2019383294" text:continue-numbering="true" text:style-name="WW8Num4">
              <text:list-header>
                <text:p text:style-name="P51">Flots d’exception :</text:p>
              </text:list-header>
            </text:list>
          </table:table-cell>
          <table:table-cell table:style-name="Table7.B11" table:number-columns-spanned="3" office:value-type="string">
            <text:list xml:id="list212296952" text:continue-numbering="true" text:style-name="WW8Num4">
              <text:list-header>
                <text:p text:style-name="P54"/>
              </text:list-header>
            </text:list>
          </table:table-cell>
          <table:covered-table-cell/>
          <table:covered-table-cell/>
        </table:table-row>
      </table:table>
      <text:list xml:id="list1602204801" text:continue-numbering="true" text:style-name="WW8Num4">
        <text:list-header>
          <text:p text:style-name="P40"/>
        </text:list-header>
      </text:list>
      <text:p text:style-name="Standard"/>
      <text:list xml:id="list1751001417" text:continue-numbering="true" text:style-name="WW8Num4">
        <text:list-item>
          <text:list>
            <text:list-item>
              <text:h text:style-name="P69" text:outline-level="2">Signatures </text:h>
            </text:list-item>
          </text:list>
        </text:list-item>
      </text:list>
      <text:h text:style-name="Chapitre2" text:outline-level="2" text:is-list-header="true"/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list xml:id="list1163910263" text:continue-list="list320229643" text:style-name="WW8Num5">
              <text:list-header>
                <text:p text:style-name="P45">Nom : C7</text:p>
              </text:list-header>
            </text:list>
          </table:table-cell>
          <table:covered-table-cell/>
          <table:table-cell table:style-name="Table5.C1" table:number-columns-spanned="2" office:value-type="string">
            <text:list xml:id="list206220220" text:continue-numbering="true" text:style-name="WW8Num5">
              <text:list-header>
                <text:p text:style-name="P48">Signature d'un document</text:p>
              </text:list-header>
            </text:list>
          </table:table-cell>
          <table:covered-table-cell/>
        </table:table-row>
        <table:table-row table:style-name="Table5.1">
          <table:table-cell table:style-name="Table5.A2" table:number-columns-spanned="2" office:value-type="string">
            <text:list xml:id="list1595704098" text:continue-numbering="true" text:style-name="WW8Num5">
              <text:list-header>
                <text:p text:style-name="P50">Acteurs concernés  </text:p>
              </text:list-header>
            </text:list>
          </table:table-cell>
          <table:covered-table-cell/>
          <table:table-cell table:style-name="Table5.C2" table:number-columns-spanned="2" office:value-type="string">
            <text:list xml:id="list351382315" text:continue-numbering="true" text:style-name="WW8Num5">
              <text:list-header>
                <text:p text:style-name="P55">Utilisateur, SmartCard</text:p>
              </text:list-header>
            </text:list>
          </table:table-cell>
          <table:covered-table-cell/>
        </table:table-row>
        <table:table-row table:style-name="Table5.1">
          <table:table-cell table:style-name="Table5.A3" table:number-columns-spanned="2" office:value-type="string">
            <text:list xml:id="list663216375" text:continue-numbering="true" text:style-name="WW8Num5">
              <text:list-header>
                <text:p text:style-name="P50">Description </text:p>
              </text:list-header>
            </text:list>
          </table:table-cell>
          <table:covered-table-cell/>
          <table:table-cell table:style-name="Table5.C3" table:number-columns-spanned="2" office:value-type="string">
            <text:list xml:id="list893900680" text:continue-numbering="true" text:style-name="WW8Num5">
              <text:list-header>
                <text:p text:style-name="P55">L'utilisateur utilise sa clef privée stockée sur SmartCard pour signer un document.</text:p>
              </text:list-header>
            </text:list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list xml:id="list637967839" text:continue-numbering="true" text:style-name="WW8Num5">
              <text:list-header>
                <text:p text:style-name="P50">Pré-conditions </text:p>
              </text:list-header>
            </text:list>
          </table:table-cell>
          <table:covered-table-cell/>
          <table:table-cell table:style-name="Table5.C4" table:number-columns-spanned="2" office:value-type="string">
            <text:list xml:id="list266997157" text:continue-numbering="true" text:style-name="WW8Num5">
              <text:list-header>
                <text:p text:style-name="P56">L'utilisateur a une SmartCard valide</text:p>
              </text:list-header>
            </text:list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list xml:id="list1035483689" text:continue-numbering="true" text:style-name="WW8Num5">
              <text:list-header>
                <text:p text:style-name="P50">Événements déclenchant</text:p>
              </text:list-header>
            </text:list>
          </table:table-cell>
          <table:covered-table-cell/>
          <table:table-cell table:style-name="Table5.C5" table:number-columns-spanned="2" office:value-type="string">
            <text:list xml:id="list714491694" text:continue-numbering="true" text:style-name="WW8Num5">
              <text:list-header>
                <text:p text:style-name="P55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5.1">
          <table:table-cell table:style-name="Table5.A6" table:number-columns-spanned="2" office:value-type="string">
            <text:list xml:id="list1688764805" text:continue-numbering="true" text:style-name="WW8Num5">
              <text:list-header>
                <text:p text:style-name="P50">Conditions d’arrêt </text:p>
              </text:list-header>
            </text:list>
          </table:table-cell>
          <table:covered-table-cell/>
          <table:table-cell table:style-name="Table5.C6" table:number-columns-spanned="2" office:value-type="string">
            <text:list xml:id="list1115981090" text:continue-numbering="true" text:style-name="WW8Num5">
              <text:list-header>
                <text:p text:style-name="P55">Le document est signé ou l'utilisateur annule.</text:p>
                <text:p text:style-name="P55"/>
              </text:list-header>
            </text:list>
          </table:table-cell>
          <table:covered-table-cell/>
        </table:table-row>
        <table:table-row table:style-name="Table5.7">
          <table:table-cell table:style-name="Table5.A7" table:number-columns-spanned="4" office:value-type="string">
            <text:list xml:id="list125592031" text:continue-numbering="true" text:style-name="WW8Num5">
              <text:list-header>
                <text:p text:style-name="P58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8" table:number-columns-spanned="3" office:value-type="string">
            <text:list xml:id="list115965148" text:continue-numbering="true" text:style-name="WW8Num5">
              <text:list-header>
                <text:p text:style-name="P59">Acteur(s)</text:p>
              </text:list-header>
            </text:list>
          </table:table-cell>
          <table:covered-table-cell/>
          <table:covered-table-cell/>
          <table:table-cell table:style-name="Table5.D8" office:value-type="string">
            <text:list xml:id="list2031444208" text:continue-numbering="true" text:style-name="WW8Num5">
              <text:list-header>
                <text:p text:style-name="P59">Système </text:p>
              </text:list-header>
            </text:list>
          </table:table-cell>
        </table:table-row>
        <table:table-row table:style-name="Table5.1">
          <table:table-cell table:style-name="Table5.A9" table:number-columns-spanned="3" office:value-type="string">
            <text:p text:style-name="P20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5.D9" office:value-type="string">
            <text:p text:style-name="P20"/>
          </table:table-cell>
        </table:table-row>
        <table:table-row table:style-name="Table5.7">
          <table:table-cell table:style-name="Table5.A10" office:value-type="string">
            <text:list xml:id="list1870382555" text:continue-numbering="true" text:style-name="WW8Num5">
              <text:list-header>
                <text:p text:style-name="P50">Flots secondaires :</text:p>
              </text:list-header>
            </text:list>
          </table:table-cell>
          <table:table-cell table:style-name="Table5.B10" table:number-columns-spanned="3" office:value-type="string">
            <text:list xml:id="list718134784" text:continue-numbering="true" text:style-name="WW8Num5">
              <text:list-header>
                <text:p text:style-name="P55"/>
              </text:list-header>
            </text:list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list xml:id="list216317606" text:continue-numbering="true" text:style-name="WW8Num5">
              <text:list-header>
                <text:p text:style-name="P50">Flots d’exception :</text:p>
              </text:list-header>
            </text:list>
          </table:table-cell>
          <table:table-cell table:style-name="Table5.B11" table:number-columns-spanned="3" office:value-type="string">
            <text:list xml:id="list1642923659" text:continue-numbering="true" text:style-name="WW8Num5">
              <text:list-header>
                <text:p text:style-name="P53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list xml:id="list2104295937" text:continue-list="list1751001417" text:style-name="WW8Num4">
        <text:list-item>
          <text:h text:style-name="P68" text:outline-level="1">Exigences opérationnelles</text:h>
        </text:list-item>
      </text:list>
      <text:p text:style-name="Recommandation"/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47">Référence</text:p>
          </table:table-cell>
          <table:table-cell table:style-name="Tableau10.A1" office:value-type="string">
            <text:list xml:id="list1499668172" text:continue-list="list1642923659" text:style-name="WW8Num5">
              <text:list-header>
                <text:p text:style-name="P48">Fonctionnalité</text:p>
              </text:list-header>
            </text:list>
          </table:table-cell>
          <table:table-cell table:style-name="Tableau10.C1" office:value-type="string">
            <text:list xml:id="list1501569526" text:continue-numbering="true" text:style-name="WW8Num5">
              <text:list-header>
                <text:p text:style-name="P48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65230991" text:continue-numbering="true" text:style-name="WW8Num5">
              <text:list-header>
                <text:p text:style-name="P50">F-FO-10</text:p>
              </text:list-header>
            </text:list>
          </table:table-cell>
          <table:table-cell table:style-name="Tableau10.B2" office:value-type="string">
            <text:list xml:id="list437997700" text:continue-numbering="true" text:style-name="WW8Num5">
              <text:list-header>
                <text:p text:style-name="P55">Le système fonctionne</text:p>
              </text:list-header>
            </text:list>
          </table:table-cell>
          <table:table-cell table:style-name="Tableau10.C2" office:value-type="string">
            <text:list xml:id="list1954615859" text:continue-numbering="true" text:style-name="WW8Num5">
              <text:list-header>
                <text:p text:style-name="P55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2066544848" text:continue-numbering="true" text:style-name="WW8Num5">
              <text:list-header>
                <text:p text:style-name="P50">F-FO-20</text:p>
              </text:list-header>
            </text:list>
          </table:table-cell>
          <table:table-cell table:style-name="Tableau10.B3" office:value-type="string">
            <text:list xml:id="list1470589695" text:continue-numbering="true" text:style-name="WW8Num5">
              <text:list-header>
                <text:p text:style-name="P64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1792871386" text:continue-numbering="true" text:style-name="WW8Num5">
              <text:list-header>
                <text:p text:style-name="P55">Indispensable</text:p>
              </text:list-header>
            </text:list>
          </table:table-cell>
        </table:table-row>
      </table:table>
      <text:list xml:id="list97714033" text:continue-list="list2104295937" text:style-name="WW8Num4">
        <text:list-item>
          <text:h text:style-name="P68" text:outline-level="1">Exigences d’interface</text:h>
        </text:list-item>
      </text:list>
      <text:p text:style-name="Recommandation"/>
      <text:p text:style-name="Recommandation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45">Références</text:p>
              </text:list-header>
            </text:list>
          </table:table-cell>
          <table:table-cell table:style-name="Tableau11.A1" office:value-type="string">
            <text:list xml:id="list891666729" text:continue-numbering="true" text:style-name="WW8Num5">
              <text:list-header>
                <text:p text:style-name="P48">Fonctionnalité</text:p>
              </text:list-header>
            </text:list>
          </table:table-cell>
          <table:table-cell table:style-name="Tableau11.C1" office:value-type="string">
            <text:list xml:id="list1362745036" text:continue-list="list1792871386" text:style-name="WW8Num5">
              <text:list-header>
                <text:p text:style-name="P48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9344780" text:style-name="WW8Num5">
              <text:list-header>
                <text:p text:style-name="P52">F-FI-10</text:p>
              </text:list-header>
            </text:list>
          </table:table-cell>
          <table:table-cell table:style-name="Tableau11.B2" office:value-type="string">
            <text:list xml:id="list1227980178" text:continue-numbering="true" text:style-name="WW8Num5">
              <text:list-header>
                <text:p text:style-name="P55">SoftCard communique de manière sécurisée avec BP</text:p>
              </text:list-header>
            </text:list>
          </table:table-cell>
          <table:table-cell table:style-name="Tableau11.C2" office:value-type="string">
            <text:list xml:id="list1064242831" text:continue-list="list1362745036" text:style-name="WW8Num5">
              <text:list-header>
                <text:p text:style-name="P55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777321368" text:continue-numbering="true" text:style-name="WW8Num5">
              <text:list-header>
                <text:p text:style-name="P52">F-FI-20</text:p>
              </text:list-header>
            </text:list>
          </table:table-cell>
          <table:table-cell table:style-name="Tableau11.B3" office:value-type="string">
            <text:list xml:id="list1545718374" text:continue-numbering="true" text:style-name="WW8Num5">
              <text:list-header>
                <text:p text:style-name="P65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1693815087" text:continue-numbering="true" text:style-name="WW8Num5">
              <text:list-header>
                <text:p text:style-name="P55">Indispensable++</text:p>
              </text:list-header>
            </text:list>
          </table:table-cell>
        </table:table-row>
      </table:table>
      <text:list xml:id="list1637577929" text:continue-list="list97714033" text:style-name="WW8Num4">
        <text:list-item>
          <text:h text:style-name="P68" text:outline-level="1"><text:soft-page-break/>Exigences de qualité</text:h>
        </text:list-item>
      </text:list>
      <text:p text:style-name="Recommandation"/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list xml:id="list2150042095" text:continue-list="list1693815087" text:style-name="WW8Num5">
              <text:list-header>
                <text:p text:style-name="P45">Références</text:p>
              </text:list-header>
            </text:list>
          </table:table-cell>
          <table:table-cell table:style-name="Tableau8.A1" office:value-type="string">
            <text:list xml:id="list1927168125" text:continue-numbering="true" text:style-name="WW8Num5">
              <text:list-header>
                <text:p text:style-name="P48">Fonctionnalité</text:p>
              </text:list-header>
            </text:list>
          </table:table-cell>
          <table:table-cell table:style-name="Tableau8.C1" office:value-type="string">
            <text:list xml:id="list491933851" text:continue-numbering="true" text:style-name="WW8Num5">
              <text:list-header>
                <text:p text:style-name="P48">Priorité 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683406022" text:continue-numbering="true" text:style-name="WW8Num5">
              <text:list-header>
                <text:p text:style-name="P50">F-FQ-10</text:p>
              </text:list-header>
            </text:list>
          </table:table-cell>
          <table:table-cell table:style-name="Tableau8.B2" office:value-type="string">
            <text:list xml:id="list1434805163" text:continue-numbering="true" text:style-name="WW8Num5">
              <text:list-header>
                <text:p text:style-name="P55">Le système est livré à temps</text:p>
              </text:list-header>
            </text:list>
          </table:table-cell>
          <table:table-cell table:style-name="Tableau8.C2" office:value-type="string">
            <text:list xml:id="list1574270822" text:continue-numbering="true" text:style-name="WW8Num5">
              <text:list-header>
                <text:p text:style-name="P55">Indispensable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775353934" text:continue-numbering="true" text:style-name="WW8Num5">
              <text:list-header>
                <text:p text:style-name="P50">F-FQ-20</text:p>
              </text:list-header>
            </text:list>
          </table:table-cell>
          <table:table-cell table:style-name="Tableau8.B3" office:value-type="string">
            <text:list xml:id="list1517126193" text:continue-numbering="true" text:style-name="WW8Num5">
              <text:list-header>
                <text:p text:style-name="P55">Une documentation de développement est fournie</text:p>
              </text:list-header>
            </text:list>
          </table:table-cell>
          <table:table-cell table:style-name="Tableau8.C3" office:value-type="string">
            <text:list xml:id="list1424587264" text:continue-numbering="true" text:style-name="WW8Num5">
              <text:list-header>
                <text:p text:style-name="P55">Indispensable</text:p>
              </text:list-header>
            </text:list>
          </table:table-cell>
        </table:table-row>
        <table:table-row table:style-name="Tableau8.1">
          <table:table-cell table:style-name="Tableau8.A4" office:value-type="string">
            <text:list xml:id="list464608722" text:continue-numbering="true" text:style-name="WW8Num5">
              <text:list-header>
                <text:p text:style-name="P50">F-FQ-30</text:p>
              </text:list-header>
            </text:list>
          </table:table-cell>
          <table:table-cell table:style-name="Tableau8.B4" office:value-type="string">
            <text:list xml:id="list54133210" text:continue-numbering="true" text:style-name="WW8Num5">
              <text:list-header>
                <text:p text:style-name="P55">Le système est adaptable</text:p>
              </text:list-header>
            </text:list>
          </table:table-cell>
          <table:table-cell table:style-name="Tableau8.C4" office:value-type="string">
            <text:list xml:id="list1607260751" text:continue-numbering="true" text:style-name="WW8Num5">
              <text:list-header>
                <text:p text:style-name="P55">Important</text:p>
              </text:list-header>
            </text:list>
          </table:table-cell>
        </table:table-row>
      </table:table>
      <text:p text:style-name="Standard"/>
      <text:list xml:id="list2073888263" text:continue-list="list1637577929" text:style-name="WW8Num4">
        <text:list-item>
          <text:h text:style-name="P68" text:outline-level="1">Exigences de réalisation</text:h>
        </text:list-item>
      </text:list>
      <text:h text:style-name="P67" text:outline-level="1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list xml:id="list2124785029" text:continue-list="list1607260751" text:style-name="WW8Num5">
              <text:list-header>
                <text:p text:style-name="P45">Nom : C2</text:p>
              </text:list-header>
            </text:list>
          </table:table-cell>
          <table:table-cell table:style-name="Tableau9.A1" office:value-type="string">
            <text:list xml:id="list925801156" text:continue-numbering="true" text:style-name="WW8Num5">
              <text:list-header>
                <text:p text:style-name="P48">Déchiffrement de la clé de message</text:p>
              </text:list-header>
            </text:list>
          </table:table-cell>
          <table:table-cell table:style-name="Tableau9.C1" office:value-type="string">
            <text:list xml:id="list1394330022" text:continue-numbering="true" text:style-name="WW8Num5">
              <text:list-header>
                <text:p text:style-name="P48">Priorité</text:p>
              </text:list-header>
            </text:list>
          </table:table-cell>
        </table:table-row>
        <table:table-row table:style-name="Tableau9.2">
          <table:table-cell table:style-name="Tableau9.A2" office:value-type="string">
            <text:list xml:id="list2156371901" text:continue-numbering="true" text:style-name="WW8Num5">
              <text:list-header>
                <text:p text:style-name="P50">F-FR-10</text:p>
              </text:list-header>
            </text:list>
          </table:table-cell>
          <table:table-cell table:style-name="Tableau9.B2" office:value-type="string">
            <text:list xml:id="list1330154737" text:continue-numbering="true" text:style-name="WW8Num5">
              <text:list-header>
                <text:p text:style-name="P55">Un SDK et un manuel sont fournis</text:p>
              </text:list-header>
            </text:list>
          </table:table-cell>
          <table:table-cell table:style-name="Tableau9.C2" office:value-type="string">
            <text:list xml:id="list1167818114" text:continue-numbering="true" text:style-name="WW8Num5">
              <text:list-header>
                <text:p text:style-name="P55">Indispensable</text:p>
              </text:list-header>
            </text:list>
          </table:table-cell>
        </table:table-row>
      </table:table>
      <text:p text:style-name="Recommandation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MRoman10-Bold-Identity-H" svg:font-family="LMRoman10-Bold-Identity-H"/>
    <style:font-face style:name="LMRoman10-Regular-Identity-H" svg:font-family="LMRoman10-Regular-Identity-H"/>
    <style:font-face style:name="LMRomanCaps10-Regular-Identity-H" svg:font-family="LMRomanCaps10-Regular-Identity-H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style:use-window-font-color="true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17"><draw:image xlink:href="Pictures/10000000000001340000005953D24DC3.png" xlink:type="simple" xlink:show="embed" xlink:actuate="onLoad"/></draw:frame>Master 2 SSI - Conduite de Projet</text:p>
        <text:p text:style-name="MP2">SmartCard</text:p>
        <text:p text:style-name="MP3">Spécification Technique de Besoin</text:p>
        <text:p text:style-name="MP4"><draw:line text:anchor-type="char" draw:z-index="26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8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9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19T13:51:39</dc:date>
    <meta:editing-cycles>25</meta:editing-cycles>
    <meta:editing-duration>P2171DT23H29M15S</meta:editing-duration>
    <meta:generator>LibreOffice/3.5$Linux_x86 LibreOffice_project/350m1$Build-2</meta:generator>
    <meta:document-statistic meta:table-count="14" meta:image-count="1" meta:object-count="0" meta:page-count="9" meta:paragraph-count="294" meta:word-count="1542" meta:character-count="9143" meta:non-whitespace-character-count="8387"/>
    <meta:user-defined meta:name="Info 1"/>
    <meta:user-defined meta:name="Info 2"/>
    <meta:user-defined meta:name="Info 3"/>
    <meta:user-defined meta:name="Info 4"/>
  </office:meta>
</office:document-meta>
</file>